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1430000295700000DC83413F209.svm"/>
  <manifest:file-entry manifest:media-type="" manifest:full-path="Pictures/200000C1000023D40000160C97AE89D9.svm"/>
  <manifest:file-entry manifest:media-type="" manifest:full-path="Pictures/2000022F0000295700001089EDAC8625.svm"/>
  <manifest:file-entry manifest:media-type="" manifest:full-path="Pictures/2000008B000023D400000845167FD3F2.svm"/>
  <manifest:file-entry manifest:media-type="" manifest:full-path="Pictures/200000E9000023D40000160C794D3462.svm"/>
  <manifest:file-entry manifest:media-type="image/png" manifest:full-path="Pictures/100000000000005E0000005E7C5F6493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" manifest:full-path="Object 10/statusbar/"/>
  <manifest:file-entry manifest:media-type="" manifest:full-path="Object 10/floater/"/>
  <manifest:file-entry manifest:media-type="" manifest:full-path="Object 10/popupmenu/"/>
  <manifest:file-entry manifest:media-type="text/xml" manifest:full-path="Object 10/content.xml"/>
  <manifest:file-entry manifest:media-type="" manifest:full-path="Object 10/progressbar/"/>
  <manifest:file-entry manifest:media-type="" manifest:full-path="Object 10/menubar/"/>
  <manifest:file-entry manifest:media-type="" manifest:full-path="Object 10/tool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statusba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menubar/"/>
  <manifest:file-entry manifest:media-type="" manifest:full-path="Object 15/tool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" manifest:full-path="Object 16/statusbar/"/>
  <manifest:file-entry manifest:media-type="" manifest:full-path="Object 16/floater/"/>
  <manifest:file-entry manifest:media-type="" manifest:full-path="Object 16/popupmenu/"/>
  <manifest:file-entry manifest:media-type="text/xml" manifest:full-path="Object 16/content.xml"/>
  <manifest:file-entry manifest:media-type="" manifest:full-path="Object 16/progressbar/"/>
  <manifest:file-entry manifest:media-type="" manifest:full-path="Object 16/menubar/"/>
  <manifest:file-entry manifest:media-type="" manifest:full-path="Object 16/tool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statusbar/"/>
  <manifest:file-entry manifest:media-type="" manifest:full-path="Object 17/floater/"/>
  <manifest:file-entry manifest:media-type="" manifest:full-path="Object 17/popupmenu/"/>
  <manifest:file-entry manifest:media-type="text/xml" manifest:full-path="Object 17/content.xml"/>
  <manifest:file-entry manifest:media-type="" manifest:full-path="Object 17/progressbar/"/>
  <manifest:file-entry manifest:media-type="" manifest:full-path="Object 17/menubar/"/>
  <manifest:file-entry manifest:media-type="" manifest:full-path="Object 17/tool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" manifest:full-path="Object 22/statusbar/"/>
  <manifest:file-entry manifest:media-type="" manifest:full-path="Object 22/floater/"/>
  <manifest:file-entry manifest:media-type="" manifest:full-path="Object 22/popupmenu/"/>
  <manifest:file-entry manifest:media-type="text/xml" manifest:full-path="Object 22/content.xml"/>
  <manifest:file-entry manifest:media-type="" manifest:full-path="Object 22/progressbar/"/>
  <manifest:file-entry manifest:media-type="" manifest:full-path="Object 22/menubar/"/>
  <manifest:file-entry manifest:media-type="" manifest:full-path="Object 22/tool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" manifest:full-path="Object 23/statusbar/"/>
  <manifest:file-entry manifest:media-type="" manifest:full-path="Object 23/floater/"/>
  <manifest:file-entry manifest:media-type="" manifest:full-path="Object 23/popupmenu/"/>
  <manifest:file-entry manifest:media-type="text/xml" manifest:full-path="Object 23/content.xml"/>
  <manifest:file-entry manifest:media-type="" manifest:full-path="Object 23/progressbar/"/>
  <manifest:file-entry manifest:media-type="" manifest:full-path="Object 23/menubar/"/>
  <manifest:file-entry manifest:media-type="" manifest:full-path="Object 23/toolbar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" manifest:full-path="Object 24/statusbar/"/>
  <manifest:file-entry manifest:media-type="" manifest:full-path="Object 24/floater/"/>
  <manifest:file-entry manifest:media-type="" manifest:full-path="Object 24/popupmenu/"/>
  <manifest:file-entry manifest:media-type="text/xml" manifest:full-path="Object 24/content.xml"/>
  <manifest:file-entry manifest:media-type="" manifest:full-path="Object 24/progressbar/"/>
  <manifest:file-entry manifest:media-type="" manifest:full-path="Object 24/menubar/"/>
  <manifest:file-entry manifest:media-type="" manifest:full-path="Object 24/toolbar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" manifest:full-path="Object 25/statusbar/"/>
  <manifest:file-entry manifest:media-type="" manifest:full-path="Object 25/floater/"/>
  <manifest:file-entry manifest:media-type="" manifest:full-path="Object 25/popupmenu/"/>
  <manifest:file-entry manifest:media-type="text/xml" manifest:full-path="Object 25/content.xml"/>
  <manifest:file-entry manifest:media-type="" manifest:full-path="Object 25/progressbar/"/>
  <manifest:file-entry manifest:media-type="" manifest:full-path="Object 25/menubar/"/>
  <manifest:file-entry manifest:media-type="" manifest:full-path="Object 25/toolbar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" manifest:full-path="Object 26/statusbar/"/>
  <manifest:file-entry manifest:media-type="" manifest:full-path="Object 26/floater/"/>
  <manifest:file-entry manifest:media-type="" manifest:full-path="Object 26/popupmenu/"/>
  <manifest:file-entry manifest:media-type="text/xml" manifest:full-path="Object 26/content.xml"/>
  <manifest:file-entry manifest:media-type="" manifest:full-path="Object 26/progressbar/"/>
  <manifest:file-entry manifest:media-type="" manifest:full-path="Object 26/menubar/"/>
  <manifest:file-entry manifest:media-type="" manifest:full-path="Object 26/toolbar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" manifest:full-path="Object 27/statusbar/"/>
  <manifest:file-entry manifest:media-type="" manifest:full-path="Object 27/floater/"/>
  <manifest:file-entry manifest:media-type="" manifest:full-path="Object 27/popupmenu/"/>
  <manifest:file-entry manifest:media-type="text/xml" manifest:full-path="Object 27/content.xml"/>
  <manifest:file-entry manifest:media-type="" manifest:full-path="Object 27/progressbar/"/>
  <manifest:file-entry manifest:media-type="" manifest:full-path="Object 27/menubar/"/>
  <manifest:file-entry manifest:media-type="" manifest:full-path="Object 27/toolbar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statusbar/"/>
  <manifest:file-entry manifest:media-type="" manifest:full-path="Object 28/floater/"/>
  <manifest:file-entry manifest:media-type="" manifest:full-path="Object 28/popupmenu/"/>
  <manifest:file-entry manifest:media-type="text/xml" manifest:full-path="Object 28/content.xml"/>
  <manifest:file-entry manifest:media-type="" manifest:full-path="Object 28/progressbar/"/>
  <manifest:file-entry manifest:media-type="" manifest:full-path="Object 28/menubar/"/>
  <manifest:file-entry manifest:media-type="" manifest:full-path="Object 28/toolbar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" manifest:full-path="Object 29/statusbar/"/>
  <manifest:file-entry manifest:media-type="" manifest:full-path="Object 29/floater/"/>
  <manifest:file-entry manifest:media-type="" manifest:full-path="Object 29/popupmenu/"/>
  <manifest:file-entry manifest:media-type="text/xml" manifest:full-path="Object 29/content.xml"/>
  <manifest:file-entry manifest:media-type="" manifest:full-path="Object 29/progressbar/"/>
  <manifest:file-entry manifest:media-type="" manifest:full-path="Object 29/menubar/"/>
  <manifest:file-entry manifest:media-type="" manifest:full-path="Object 29/toolbar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statusbar/"/>
  <manifest:file-entry manifest:media-type="" manifest:full-path="Object 2/accelerato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accelerato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statusbar/"/>
  <manifest:file-entry manifest:media-type="" manifest:full-path="Object 5/accelerato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statusbar/"/>
  <manifest:file-entry manifest:media-type="" manifest:full-path="Object 6/accelerato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statusbar/"/>
  <manifest:file-entry manifest:media-type="" manifest:full-path="Object 7/accelerato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statusbar/"/>
  <manifest:file-entry manifest:media-type="" manifest:full-path="Object 8/accelerato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accelerato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.5417in" fo:margin-left="1.4521in" fo:margin-right="3.6986in" table:align="margins"/>
    </style:style>
    <style:style style:name="Table1.A" style:family="table-column">
      <style:table-column-properties style:column-width="1.5417in" style:rel-column-width="65535*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Table_20_Contents">
      <style:text-properties style:font-name="DejaVu Sans1" fo:font-size="12pt" style:font-name-asian="DejaVu Sans Mono" style:font-size-asian="12pt" style:font-name-complex="DejaVu Sans Mono" style:font-size-complex="12pt"/>
    </style:style>
    <style:style style:name="P4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5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officeooo:paragraph-rsid="0016d4e3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6" style:family="paragraph" style:parent-style-name="Standard">
      <style:text-properties style:font-name="DejaVu Sans1" fo:font-size="12pt" fo:font-style="normal" fo:font-weight="normal" officeooo:paragraph-rsid="0016d4e3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7" style:family="paragraph" style:parent-style-name="Standard">
      <style:text-properties fo:color="#333333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8" style:family="paragraph" style:parent-style-name="Standard">
      <style:text-properties fo:color="#333333" style:text-position="0% 100%" style:font-name="DejaVu Sans1" fo:font-size="12pt" fo:language="sv" fo:country="SE" fo:font-style="normal" fo:font-weight="normal" officeooo:paragraph-rsid="0016d4e3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9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5" style:family="text">
      <style:text-properties style:use-window-font-color="true" style:text-position="super 58%"/>
    </style:style>
    <style:style style:name="T6" style:family="text">
      <style:text-properties officeooo:rsid="0015b98a"/>
    </style:style>
    <style:style style:name="T7" style:family="text">
      <style:text-properties fo:color="#333333" officeooo:rsid="0015c3c7"/>
    </style:style>
    <style:style style:name="T8" style:family="text">
      <style:text-properties fo:color="#333333" style:text-position="sub 58%" officeooo:rsid="0015c3c7"/>
    </style:style>
    <style:style style:name="T9" style:family="text">
      <style:text-properties fo:color="#333333" style:text-position="super 58%"/>
    </style:style>
    <style:style style:name="T10" style:family="text">
      <style:text-properties fo:color="#333333" style:text-position="super 58%" officeooo:rsid="0015c3c7"/>
    </style:style>
    <style:style style:name="T11" style:family="text">
      <style:text-properties fo:color="#333333" style:text-position="super 58%" officeooo:rsid="0016d4e3"/>
    </style:style>
    <style:style style:name="T12" style:family="text">
      <style:text-properties fo:color="#333333" style:text-position="super 58%" fo:language="sv" fo:country="SE"/>
    </style:style>
    <style:style style:name="T13" style:family="text">
      <style:text-properties fo:color="#333333" officeooo:rsid="0016d4e3"/>
    </style:style>
    <style:style style:name="T14" style:family="text">
      <style:text-properties fo:color="#333333" style:font-name="DejaVu Sans Mono" fo:font-size="11pt" officeooo:rsid="0016d4e3" style:font-name-asian="DejaVu Sans Mono" style:font-size-asian="11pt" style:font-name-complex="DejaVu Sans Mono" style:font-size-complex="11pt"/>
    </style:style>
    <style:style style:name="T15" style:family="text">
      <style:text-properties fo:color="#333333" fo:language="sv" fo:country="SE"/>
    </style:style>
    <style:style style:name="T16" style:family="text">
      <style:text-properties officeooo:rsid="0016d4e3"/>
    </style:style>
    <style:style style:name="T17" style:family="text">
      <style:text-properties style:text-position="0% 100%"/>
    </style:style>
    <style:style style:name="T18" style:family="text">
      <style:text-properties fo:language="sv" fo:country="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 3:<text:tab/>ODE</text:p>
      <text:p text:style-name="P1"/>
      <text:p text:style-name="P1"><draw:frame draw:style-name="fr1" draw:name="graphics1" text:anchor-type="paragraph" svg:x="0.3319in" svg:y="0.0035in" svg:width="3.611in" svg:height="2.222in" draw:z-index="0"><draw:image xlink:href="Pictures/200000C1000023D40000160C97AE89D9.svm" xlink:type="simple" xlink:show="embed" xlink:actuate="onLoad"/></draw:frame><text:tab/>x(t) — position</text:p>
      <text:p text:style-name="P1"><text:tab/>v(t) — hastighet</text:p>
      <text:p text:style-name="P1"/>
      <text:p text:style-name="P1"/>
      <text:p text:style-name="P1"><text:tab/><draw:frame draw:style-name="fr2" draw:name="Object1" text:anchor-type="as-char" svg:width="0.902in" svg:height="0.4453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<text:tab/>M = 1</text:p>
      <text:p text:style-name="P1"/>
      <text:p text:style-name="P1"/>
      <text:p text:style-name="P1"/>
      <text:p text:style-name="P1"/>
      <text:p text:style-name="P1"><draw:frame draw:style-name="fr2" draw:name="Object2" text:anchor-type="as-char" svg:width="1.4366in" svg:height="0.4819in" draw:z-index="5"><draw:object xlink:href="./Object 2" xlink:type="simple" xlink:show="embed" xlink:actuate="onLoad"/><draw:image xlink:href="./ObjectReplacements/Object 2" xlink:type="simple" xlink:show="embed" xlink:actuate="onLoad"/></draw:frame><text:tab/><draw:frame draw:style-name="fr2" draw:name="Object3" text:anchor-type="as-char" svg:width="1.3126in" svg:height="0.4827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><text:tab/> <text:s text:c="4"/><text:span text:style-name="T16">(†)<text:tab/><text:tab/><text:tab/><text:tab/> <text:s text:c="2"/>(‡)</text:span></text:p>
      <text:p text:style-name="P7"/>
      <text:p text:style-name="P8"><text:tab/><text:tab/><text:tab/><text:span text:style-name="T16">(†) är en approximation med “Framåt Euler”</text:span></text:p>
      <text:p text:style-name="P8"><text:span text:style-name="T16"><text:tab/><text:tab/><text:tab/>(‡) är en approximation med “Bakåt Euler”</text:span></text:p>
      <text:p text:style-name="P1"/>
      <text:p text:style-name="P1"/>
      <text:p text:style-name="P1">Trapetsregel:</text:p>
      <text:p text:style-name="P1"/>
      <text:p text:style-name="P1"><text:tab/><draw:frame draw:style-name="fr2" draw:name="Object4" text:anchor-type="as-char" svg:width="1.802in" svg:height="0.9161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7"><text:tab/><text:tab/><text:tab/><text:span text:style-name="T16">Trapetsregeln (Trapetsmetoden) är ett medelvärde mellan</text:span></text:p>
      <text:p text:style-name="P8"><text:span text:style-name="T16"><text:tab/><text:tab/><text:tab/>“Framåt Euler” och “Bakåt Euler”.</text:span></text:p>
      <text:p text:style-name="P1"/>
      <text:p text:style-name="P1"/>
      <text:p text:style-name="P1">Total Energy, E <text:span text:style-name="T16">för </text:span>M = 1</text:p>
      <text:p text:style-name="P1"/>
      <text:p text:style-name="P1"><text:tab/><draw:frame draw:style-name="fr2" draw:name="Object5" text:anchor-type="as-char" svg:width="2.0598in" svg:height="0.411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tab/><text:tab/>Potentiell<text:tab/>Kinetis</text:p>
      <text:p text:style-name="P1"><text:tab/><text:tab/>energi<text:tab/>energi</text:p>
      <text:p text:style-name="P1"/>
      <text:p text:style-name="P7"><text:tab/><text:tab/><text:tab/><text:span text:style-name="T16">Energin i ett system kan beskrivas med E(t) som här angiven.</text:span></text:p>
      <text:p text:style-name="P8"><text:span text:style-name="T16"><text:tab/><text:tab/><text:tab/>Energin i ett slutet system är bevarad vilket innebär att</text:span></text:p>
      <text:p text:style-name="P8"><text:span text:style-name="T16"><text:tab/><text:tab/><text:tab/>derivatan av E, eller ∆E = 0 för en bra approximation.</text:span></text:p>
      <text:p text:style-name="P1"/>
      <text:p text:style-name="P1"/>
      <text:p text:style-name="P1"><text:tab/><draw:frame draw:style-name="fr2" draw:name="Object6" text:anchor-type="as-char" svg:width="1.9874in" svg:height="0.411in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2"><text:tab/>Alternativt:</text:p>
      <text:p text:style-name="P1"/>
      <text:p text:style-name="P1"><text:tab/><text:tab/>Multiplicera (1) med x och (2) med v.</text:p>
      <text:p text:style-name="P1"><text:tab/><text:tab/>Adderar seda<text:span text:style-name="T6">n</text:span> resultaten.</text:p>
      <text:p text:style-name="P1"/>
      <text:p text:style-name="P1"><text:tab/><text:tab/><draw:frame draw:style-name="fr2" draw:name="Object7" text:anchor-type="as-char" svg:width="2.6965in" svg:height="0.4354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5"><text:tab/><text:tab/><draw:frame draw:style-name="fr2" draw:name="Object8" text:anchor-type="as-char" svg:width="2.698in" svg:height="0.452in" draw:z-index="53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/>
      <text:p text:style-name="P5"><text:tab/><text:tab/><draw:frame draw:style-name="fr2" draw:name="Object9" text:anchor-type="as-char" svg:width="2.0898in" svg:height="0.9161in" draw:z-index="52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text:tab/><text:tab/>Multiplicera med</text:p>
      <text:p text:style-name="P1"/>
      <text:p text:style-name="P1"><text:tab/><text:tab/><draw:frame draw:style-name="fr2" draw:name="Object10" text:anchor-type="as-char" svg:width="0.7654in" svg:height="0.4827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<text:tab/><text:tab/><text:tab/>⇓</text:p>
      <text:p text:style-name="P1"><text:tab/><text:tab/><draw:frame draw:style-name="fr2" draw:name="Object11" text:anchor-type="as-char" svg:width="3.7256in" svg:height="1.1839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text:tab/><text:tab/><text:tab/>⇕</text:p>
      <text:p text:style-name="P1"><text:tab/><text:tab/><draw:frame draw:style-name="fr2" draw:name="Object12" text:anchor-type="as-char" svg:width="1.9118in" svg:height="0.9161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"><text:tab/><text:tab/><text:tab/>⇓</text:p>
      <text:p text:style-name="P1"><text:tab/><text:tab/><draw:frame draw:style-name="fr2" draw:name="Object13" text:anchor-type="as-char" svg:width="3.5535in" svg:height="0.4126in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text:tab/><text:tab/><text:tab/>⇕</text:p>
      <text:p text:style-name="P1"><text:tab/><text:tab/><draw:frame draw:style-name="fr2" draw:name="Object14" text:anchor-type="as-char" svg:width="2.889in" svg:height="0.2193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><text:tab/><text:tab/><text:tab/>⇕</text:p>
      <text:p text:style-name="P1"><text:tab/><text:tab/><draw:frame draw:style-name="fr2" draw:name="Object49" text:anchor-type="as-char" svg:width="2.5453in" svg:height="0.2193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"/>
      <text:p text:style-name="P1"/>
      <text:p text:style-name="P1"><text:tab/><text:tab/><draw:frame draw:style-name="fr2" draw:name="Object15" text:anchor-type="as-char" svg:width="4.0571in" svg:height="0.411in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text:tab/><text:tab/><text:tab/>⇕</text:p>
      <text:p text:style-name="P1"><text:tab/><text:tab/><draw:frame draw:style-name="fr2" draw:name="Object16" text:anchor-type="as-char" svg:width="0.8681in" svg:height="0.2154in" draw:z-index="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/>
      <text:p text:style-name="P2"><draw:frame draw:style-name="fr1" draw:name="graphics2" text:anchor-type="paragraph" svg:x="2.6134in" svg:y="0.0091in" svg:width="3.611in" svg:height="0.8335in" draw:z-index="2"><draw:image xlink:href="Pictures/2000008B000023D400000845167FD3F2.svm" xlink:type="simple" xlink:show="embed" xlink:actuate="onLoad"/></draw:frame><draw:frame draw:style-name="fr2" draw:name="Object17" text:anchor-type="as-char" svg:width="1.122in" svg:height="0.4673in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/>
      <text:p text:style-name="P1">Tidsstegning med Euler framåt:<text:tab/><text:tab/><text:tab/><text:tab/><text:span text:style-name="T7">Ibland skrivs t</text:span><text:span text:style-name="T8">m</text:span><text:span text:style-name="T7"> som t</text:span><text:span text:style-name="T10">m</text:span></text:p>
      <text:p text:style-name="P1"/>
      <text:p text:style-name="P5"><text:tab/><draw:frame draw:style-name="fr3" draw:name="Object18" text:anchor-type="as-char" svg:width="2.4374in" svg:height="0.2189in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6"><text:tab/>un + 1 <text:s text:c="2"/>= <text:s text:c="2"/>un + ƒ(un)⋅k <text:s text:c="2"/>= <text:s text:c="2"/>un + u̇(nk)⋅k <text:s text:c="2"/>= <text:s text:c="2"/>un + u̇n⋅k</text:p>
      <text:p text:style-name="P1"/>
      <text:p text:style-name="P1"><text:tab/>ƒ, Lipschitz-kontinuerlig</text:p>
      <text:p text:style-name="P1"/>
      <text:p text:style-name="P1"/>
      <text:p text:style-name="P1"/>
      <text:p text:style-name="P1"/>
      <text:p text:style-name="P1">Skillnad mellan att ta ett tidssteg med längden k,</text:p>
      <text:p text:style-name="P1">jämfört med tidssteg av längden <draw:frame draw:style-name="fr3" draw:name="Object19" text:anchor-type="as-char" svg:width="0.2189in" svg:height="0.4126in" draw:z-index="25"><draw:object xlink:href="./Object 19" xlink:type="simple" xlink:show="embed" xlink:actuate="onLoad"/><draw:image xlink:href="./ObjectReplacements/Object 19" xlink:type="simple" xlink:show="embed" xlink:actuate="onLoad"/></draw:frame>?</text:p>
      <text:p text:style-name="P1"><draw:frame draw:style-name="fr1" draw:name="graphics3" text:anchor-type="paragraph" svg:x="0.6272in" svg:y="0.1063in" svg:width="4.1665in" svg:height="1.6665in" draw:z-index="3"><draw:image xlink:href="Pictures/2000022F0000295700001089EDAC862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.<text:tab/>Antag att u och <draw:frame draw:style-name="fr3" draw:name="Object20" text:anchor-type="as-char" svg:width="0.1063in" svg:height="0.1937in" draw:z-index="27"><draw:object xlink:href="./Object 20" xlink:type="simple" xlink:show="embed" xlink:actuate="onLoad"/><draw:image xlink:href="./ObjectReplacements/Object 20" xlink:type="simple" xlink:show="embed" xlink:actuate="onLoad"/></draw:frame> startar från samma u(nk):</text:p>
      <text:p text:style-name="P1"/>
      <text:p text:style-name="P1"><text:tab/><draw:frame draw:style-name="fr2" draw:name="Object21" text:anchor-type="as-char" svg:width="3.4665in" svg:height="0.2193in" draw:z-index="28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text:tab/><draw:frame draw:style-name="fr2" draw:name="Object22" text:anchor-type="as-char" svg:width="3.5425in" svg:height="0.498in" draw:z-index="2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/>
      <text:p text:style-name="P1"><text:tab/><draw:frame draw:style-name="fr2" draw:name="Object23" text:anchor-type="as-char" svg:width="3.4319in" svg:height="0.4535in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1"><text:tab/><draw:frame draw:style-name="fr2" draw:name="Object24" text:anchor-type="as-char" svg:width="2.4008in" svg:height="0.4535in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"/>
      <text:p text:style-name="P1"><text:tab/><draw:frame draw:style-name="fr2" draw:name="Object25" text:anchor-type="as-char" svg:width="2.2945in" svg:height="0.4535in" draw:z-index="4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"/>
      <text:p text:style-name="P1"><text:tab/><draw:frame draw:style-name="fr2" draw:name="Object26" text:anchor-type="as-char" svg:width="2.1189in" svg:height="0.4535in" draw:z-index="4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1"><text:tab/><draw:frame draw:style-name="fr2" draw:name="Object27" text:anchor-type="as-char" svg:width="1.4839in" svg:height="0.4335in" draw:z-index="4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">2.<text:tab/>Uppskatta skillnaden efter ett tidssteg med olika startvärden</text:p>
      <text:p text:style-name="P1"/>
      <text:p text:style-name="P1"><text:tab/><text:tab/><draw:frame draw:style-name="fr2" draw:name="Object28" text:anchor-type="as-char" svg:width="1.1126in" svg:height="0.198in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><draw:frame draw:style-name="fr1" draw:name="graphics4" text:anchor-type="paragraph" svg:x="0.9811in" svg:y="0.0209in" svg:width="4.1665in" svg:height="1.389in" draw:z-index="17"><draw:image xlink:href="Pictures/200001430000295700000DC83413F209.svm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draw:frame draw:style-name="fr2" draw:name="Object29" text:anchor-type="as-char" svg:width="2.1925in" svg:height="0.2193in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"/>
      <text:p text:style-name="P1"><text:tab/><draw:frame draw:style-name="fr2" draw:name="Object30" text:anchor-type="as-char" svg:width="3.4173in" svg:height="0.2193in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"/>
      <text:p text:style-name="P1"><text:tab/><draw:frame draw:style-name="fr2" draw:name="Object31" text:anchor-type="as-char" svg:width="3.5335in" svg:height="0.2193in" draw:z-index="3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"/>
      <text:p text:style-name="P1"><text:tab/><draw:frame draw:style-name="fr2" draw:name="Object32" text:anchor-type="as-char" svg:width="2.1339in" svg:height="0.1992in" draw:z-index="3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"/>
      <text:p text:style-name="P1"/>
      <text:p text:style-name="P1"/>
      <text:p text:style-name="P1">1. + 2.</text:p>
      <text:p text:style-name="P1"/>
      <text:p text:style-name="P1"><text:tab/> <text:s text:c="2"/>⇘</text:p>
      <text:p text:style-name="P1"/>
      <text:p text:style-name="P1"><text:tab/><text:tab/>Total felet<draw:frame draw:style-name="fr2" draw:name="Object33" text:anchor-type="as-char" svg:width="2.2465in" svg:height="0.2181in" draw:z-index="39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><text:tab/><text:tab/>L = 10</text:p>
      <text:p text:style-name="P1"><text:tab/><text:tab/>T = 30</text:p>
      <text:p text:style-name="P1"/>
      <text:p text:style-name="P1"><text:tab/><text:tab/>exp(LT) ≫ 10<text:span text:style-name="T2">100</text:span></text:p>
      <text:p text:style-name="P1"/>
      <text:p text:style-name="P1"/>
      <text:p text:style-name="P1"/>
      <text:p text:style-name="P1"/>
      <text:p text:style-name="P1">Analys av felet och stabilitet</text:p>
      <text:p text:style-name="P1"/>
      <text:p text:style-name="P1">ODE:<text:tab/>Hitta u(t) så att</text:p>
      <text:p text:style-name="P1"/>
      <text:p text:style-name="P1"><text:tab/><draw:frame draw:style-name="fr2" draw:name="Object34" text:anchor-type="as-char" svg:width="2.0134in" svg:height="0.4693in" draw:z-index="40"><draw:object xlink:href="./Object 34" xlink:type="simple" xlink:show="embed" xlink:actuate="onLoad"/><draw:image xlink:href="./ObjectReplacements/Object 34" xlink:type="simple" xlink:show="embed" xlink:actuate="onLoad"/></draw:frame></text:p>
      <text:p text:style-name="P1"/>
      <text:p text:style-name="P1"><text:tab/>A — konstant</text:p>
      <text:p text:style-name="P1"/>
      <text:p text:style-name="P1"><text:tab/>F(t) — given funktion</text:p>
      <text:p text:style-name="P1"/>
      <text:p text:style-name="P1"><draw:frame draw:style-name="fr2" draw:name="Object35" text:anchor-type="as-char" svg:width="2.4083in" svg:height="0.4346in" draw:z-index="46"><draw:object xlink:href="./Object 35" xlink:type="simple" xlink:show="embed" xlink:actuate="onLoad"/><draw:image xlink:href="./ObjectReplacements/Object 35" xlink:type="simple" xlink:show="embed" xlink:actuate="onLoad"/></draw:frame></text:p>
      <text:p text:style-name="P2">Beräkna approximativt U(t) med trapetsmetoden.</text:p>
      <text:p text:style-name="P1">Hitta U<text:span text:style-name="T2">n</text:span> = U(nk) så att<draw:frame draw:style-name="fr4" draw:name="Object36" text:anchor-type="as-char" svg:y="-0.248in" svg:width="4.0898in" svg:height="0.5264in" draw:z-index="22"><draw:object xlink:href="./Object 36" xlink:type="simple" xlink:show="embed" xlink:actuate="onLoad"/><draw:image xlink:href="./ObjectReplacements/Object 36" xlink:type="simple" xlink:show="embed" xlink:actuate="onLoad"/></draw:frame></text:p>
      <text:p text:style-name="P1"/>
      <text:p text:style-name="P1"><text:tab/>U<text:span text:style-name="T2">0</text:span> ≈ u<text:span text:style-name="T2">0</text:span></text:p>
      <text:p text:style-name="P1"/>
      <text:p text:style-name="P1"><draw:frame draw:style-name="fr1" draw:name="graphics5" text:anchor-type="paragraph" svg:x="0.478in" svg:y="0.002in" svg:width="3.611in" svg:height="2.222in" draw:z-index="18"><draw:image xlink:href="Pictures/200000E9000023D40000160C794D3462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ct37" text:anchor-type="as-char" svg:y="-0.2339in" svg:width="0.8256in" svg:height="0.5in" draw:z-index="45"><draw:object xlink:href="./Object 37" xlink:type="simple" xlink:show="embed" xlink:actuate="onLoad"/><draw:image xlink:href="./ObjectReplacements/Object 37" xlink:type="simple" xlink:show="embed" xlink:actuate="onLoad"/></draw:frame> <text:s text:c="2"/>kan beräknas exakt.</text:p>
      <text:p text:style-name="P1"/>
      <text:p text:style-name="P1"><draw:frame draw:style-name="fr2" draw:name="Object38" text:anchor-type="as-char" svg:width="4.0484in" svg:height="0.5264in" draw:z-index="48"><draw:object xlink:href="./Object 38" xlink:type="simple" xlink:show="embed" xlink:actuate="onLoad"/><draw:image xlink:href="./ObjectReplacements/Object 38" xlink:type="simple" xlink:show="embed" xlink:actuate="onLoad"/></draw:frame></text:p>
      <text:p text:style-name="P1"/>
      <text:p text:style-name="P1"/>
      <text:p text:style-name="P1">Trapetsmetoden uppfyller:</text:p>
      <text:p text:style-name="P1"/>
      <text:p text:style-name="P1"><text:tab/><draw:frame draw:style-name="fr2" draw:name="Object39" text:anchor-type="as-char" svg:width="2.8465in" svg:height="0.5in" draw:z-index="49"><draw:object xlink:href="./Object 39" xlink:type="simple" xlink:show="embed" xlink:actuate="onLoad"/><draw:image xlink:href="./ObjectReplacements/Object 39" xlink:type="simple" xlink:show="embed" xlink:actuate="onLoad"/></draw:frame></text:p>
      <text:p text:style-name="P1"/>
      <text:p text:style-name="P1"/>
      <text:p text:style-name="P1">Medelvärdet av residualen är noll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draw:frame draw:style-name="fr2" draw:name="Object40" text:anchor-type="as-char" svg:width="1.3126in" svg:height="0.2063in" draw:z-index="50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</table:table>
      <text:p text:style-name="P1"><text:tab/><text:tab/><text:tab/>över varje I<text:span text:style-name="T1">n</text:span></text:p>
      <text:p text:style-name="P1"/>
      <text:p text:style-name="P1"/>
      <text:p text:style-name="P1">Beroende på A har ekvationen<draw:frame draw:style-name="fr2" draw:name="Object41" text:anchor-type="as-char" svg:width="0.7846in" svg:height="0.1929in" draw:z-index="51"><draw:object xlink:href="./Object 41" xlink:type="simple" xlink:show="embed" xlink:actuate="onLoad"/><draw:image xlink:href="./ObjectReplacements/Object 41" xlink:type="simple" xlink:show="embed" xlink:actuate="onLoad"/></draw:frame>olika stabilitetsegenskaper:</text:p>
      <text:p text:style-name="P1"/>
      <text:p text:style-name="P1"><text:tab/>1.<text:tab/>konstant icke-negativ:<text:tab/><text:tab/><text:tab/>A ≥ 0<text:tab/><text:tab/><text:tab/>(stabil)</text:p>
      <text:p text:style-name="P1"/>
      <text:p text:style-name="P1"><text:tab/>2.<text:tab/>konstant imaginär:<text:tab/><text:tab/><text:tab/>A = i</text:p>
      <text:p text:style-name="P1"/>
      <text:p text:style-name="P1"><text:tab/>3.<text:tab/>konstant negativ:<text:tab/><text:tab/><text:tab/><text:tab/>A &lt; 0<text:tab/><text:tab/><text:tab/>(instabil)</text:p>
      <text:p text:style-name="P1"/>
      <text:p text:style-name="P1"><text:tab/>4.<text:tab/>oscillerande positiv–negativ:<text:tab/><text:tab/>A(t) = sin(t)</text:p>
      <text:p text:style-name="P1"><text:soft-page-break/>Uppskatta felet till tiden T = Nk</text:p>
      <text:p text:style-name="P1"/>
      <text:p text:style-name="P1">Uppskatta e(t) ≜ u(t) - U(t)</text:p>
      <text:p text:style-name="P1"/>
      <text:p text:style-name="P1">Inför dualproblem för att mäta känslighet</text:p>
      <text:p text:style-name="P1"/>
      <text:p text:style-name="Standard"><text:span text:style-name="T4"><text:tab/></text:span><text:span text:style-name="T4"><draw:frame draw:style-name="fr2" draw:name="Object42" text:anchor-type="as-char" svg:width="2.139in" svg:height="0.198in" draw:z-index="19"><draw:object xlink:href="./Object 42" xlink:type="simple" xlink:show="embed" xlink:actuate="onLoad"/><draw:image xlink:href="./ObjectReplacements/Object 42" xlink:type="simple" xlink:show="embed" xlink:actuate="onLoad"/></draw:frame></text:span><text:span text:style-name="T4">(baklänges i tiden)</text:span></text:p>
      <text:p text:style-name="P1"/>
      <text:p text:style-name="Standard"><text:span text:style-name="T4"><text:tab/></text:span><text:span text:style-name="T4"><draw:frame draw:style-name="fr2" draw:name="Object43" text:anchor-type="as-char" svg:width="1.648in" svg:height="0.2181in" draw:z-index="21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1"/>
      <text:p text:style-name="P1"><text:tab/><text:tab/>(Vi räknar med signum(0) = 0)</text:p>
      <text:p text:style-name="P1"/>
      <text:p text:style-name="P1"/>
      <text:p text:style-name="P1"/>
      <text:p text:style-name="P1">Felrepresentation:</text:p>
      <text:p text:style-name="P1"/>
      <text:p text:style-name="Standard"><text:span text:style-name="T4"><text:tab/></text:span><text:span text:style-name="T4"><draw:frame draw:style-name="fr2" draw:name="Object44" text:anchor-type="as-char" svg:width="4.1063in" svg:height="0.6154in" draw:z-index="24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1"/>
      <text:p text:style-name="Standard"><text:span text:style-name="T4"><text:tab/></text:span><text:span text:style-name="T4"><draw:frame draw:style-name="fr2" draw:name="Object45" text:anchor-type="as-char" svg:width="3.2839in" svg:height="0.6035in" draw:z-index="33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1"/>
      <text:p text:style-name="P1"><text:tab/><text:tab/>⇕</text:p>
      <text:p text:style-name="P1"/>
      <text:p text:style-name="Standard"><text:span text:style-name="T4"><text:tab/></text:span><text:span text:style-name="T4"><draw:frame draw:style-name="fr2" draw:name="Object46" text:anchor-type="as-char" svg:width="3.0807in" svg:height="0.6035in" draw:z-index="34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1"/>
      <text:p text:style-name="P1"/>
      <text:p text:style-name="Standard"><text:span text:style-name="T4"><text:tab/></text:span><text:span text:style-name="T4"><draw:frame draw:style-name="fr2" draw:name="Object47" text:anchor-type="as-char" svg:width="4.4126in" svg:height="0.3102in" draw:z-index="3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1"/>
      <text:p text:style-name="P1"/>
      <text:p text:style-name="P1"><text:tab/>Stabilitetsfaktorer:</text:p>
      <text:p text:style-name="P1"/>
      <text:p text:style-name="Standard"><text:span text:style-name="T4"><text:tab/><text:tab/></text:span><text:span text:style-name="T4"><draw:frame draw:style-name="fr2" draw:name="Object48" text:anchor-type="as-char" svg:width="1.5626in" svg:height="0.5717in" draw:z-index="36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0_20_Degrees" draw:display-name="Red Crossed 0 Degrees" draw:style="double" draw:color="#800000" draw:distance="0.0299in" draw:rotation="900"/>
    <draw:fill-image draw:name="Aqua" xlink:href="Pictures/100000000000005E0000005E7C5F6493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6H43M33S</meta:editing-duration>
    <meta:editing-cycles>110</meta:editing-cycles>
    <meta:generator>OpenOffice.org/3.2$Linux OpenOffice.org_project/320m19$Build-9505</meta:generator>
    <dc:date>2010-12-16T13:52:43</dc:date>
    <dc:creator>Mattias </dc:creator>
    <meta:document-statistic meta:table-count="1" meta:image-count="5" meta:object-count="49" meta:page-count="6" meta:paragraph-count="105" meta:word-count="290" meta:character-count="180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x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v</mi>
              </mrow>
              <mrow>
                <mo stretchy="false">(</mo>
                <mi mathvariant="normal">t</mi>
                <mo stretchy="false">)</mo>
              </mrow>
            </mrow>
          </mtd>
        </mtr>
        <mtr>
          <mtd>
            <mrow>
              <mover accent="true">
                <mi mathvariant="normal">v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row>
                  <mi mathvariant="normal">−</mi>
                  <mi mathvariant="normal">x</mi>
                </mrow>
              </mrow>
            </mrow>
          </mtd>
        </mtr>
      </mtable>
    </mrow>
    <annotation encoding="StarMath 5.0">left lbrace stack {alignl{dot x (t) = v(t)} # alignl{dot v (t) = -x}} right none</annotation>
  </semantics>
</math>
</file>

<file path=Object 10/content.xml><?xml version="1.0" encoding="utf-8"?>
<math xmlns="http://www.w3.org/1998/Math/MathML">
  <semantics>
    <mrow>
      <mi stretchy="true" mathvariant="normal">{</mi>
      <mtable>
        <mtr>
          <mtd>
            <mrow>
              <msup>
                <mi mathvariant="normal">x</mi>
                <mrow>
                  <mi mathvariant="normal">n</mi>
                  <mo stretchy="false">+</mo>
                  <mn>1</mn>
                </mrow>
              </msup>
              <mo stretchy="false">+</mo>
              <msup>
                <mi mathvariant="normal">x</mi>
                <mi mathvariant="normal">n</mi>
              </msup>
            </mrow>
          </mtd>
        </mtr>
        <mtr>
          <mtd>
            <mrow>
              <msup>
                <mi mathvariant="normal">v</mi>
                <mrow>
                  <mi mathvariant="normal">n</mi>
                  <mo stretchy="false">+</mo>
                  <mn>1</mn>
                </mrow>
              </msup>
              <mo stretchy="false">+</mo>
              <msup>
                <mi mathvariant="normal">v</mi>
                <mi mathvariant="normal">n</mi>
              </msup>
            </mrow>
          </mtd>
        </mtr>
      </mtable>
    </mrow>
    <annotation encoding="StarMath 5.0">left lbrace stack{alignl{x^{n+1} + x^n} # alignl{v^{n+1} + v^n}} right none</annotation>
  </semantics>
</math>
</file>

<file path=Object 1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row>
                  <msup>
                    <mi mathvariant="normal">x</mi>
                    <mrow>
                      <mi mathvariant="normal">n</mi>
                      <mo stretchy="false">+</mo>
                      <mn>1</mn>
                    </mrow>
                  </msup>
                  <mi mathvariant="normal">−</mi>
                  <msup>
                    <mi mathvariant="normal">x</mi>
                    <mi mathvariant="normal">n</mi>
                  </msup>
                </mrow>
                <mo stretchy="false">)</mo>
              </mrow>
              <mrow>
                <mo stretchy="false">(</mo>
                <mrow>
                  <msup>
                    <mi mathvariant="normal">x</mi>
                    <mrow>
                      <mi mathvariant="normal">n</mi>
                      <mo stretchy="false">+</mo>
                      <mn>1</mn>
                    </mrow>
                  </msup>
                  <mo stretchy="false">+</mo>
                  <msup>
                    <mi mathvariant="normal">x</mi>
                    <mi mathvariant="normal">n</mi>
                  </msup>
                </mrow>
                <mo stretchy="false">)</mo>
              </mrow>
              <mrow>
                <mi/>
                <mi mathvariant="normal">=</mi>
                <mi/>
              </mrow>
              <mfrac>
                <mi mathvariant="normal">k</mi>
                <mn>2</mn>
              </mfrac>
              <mover>
                <mover>
                  <mrow>
                    <mrow>
                      <mo stretchy="false">(</mo>
                      <mrow>
                        <msup>
                          <mi mathvariant="normal">v</mi>
                          <mi mathvariant="normal">n</mi>
                        </msup>
                        <mo stretchy="false">+</mo>
                        <msup>
                          <mi mathvariant="normal">v</mi>
                          <mrow>
                            <mi mathvariant="normal">n</mi>
                            <mo stretchy="false">+</mo>
                            <mn>1</mn>
                          </mrow>
                        </msup>
                      </mrow>
                      <mo stretchy="false">)</mo>
                    </mrow>
                    <mrow>
                      <mo stretchy="false">(</mo>
                      <mrow>
                        <msup>
                          <mi mathvariant="normal">x</mi>
                          <mi mathvariant="normal">n</mi>
                        </msup>
                        <mo stretchy="false">+</mo>
                        <msup>
                          <mi mathvariant="normal">x</mi>
                          <mrow>
                            <mi mathvariant="normal">n</mi>
                            <mo stretchy="false">+</mo>
                            <mn>1</mn>
                          </mrow>
                        </msup>
                      </mrow>
                      <mo stretchy="false">)</mo>
                    </mrow>
                  </mrow>
                  <mo stretchy="false"></mo>
                </mover>
                <mstyle mathsize="125%">
                  <mrow>
                    <mi mathvariant="normal">α</mi>
                  </mrow>
                </mstyle>
              </mover>
            </mrow>
          </mtd>
        </mtr>
        <mtr>
          <mtd>
            <mrow>
              <mrow>
                <mo stretchy="false">(</mo>
                <mrow>
                  <msup>
                    <mi mathvariant="normal">v</mi>
                    <mrow>
                      <mi mathvariant="normal">n</mi>
                      <mo stretchy="false">+</mo>
                      <mn>1</mn>
                    </mrow>
                  </msup>
                  <mi mathvariant="normal">−</mi>
                  <msup>
                    <mi mathvariant="normal">v</mi>
                    <mi mathvariant="normal">n</mi>
                  </msup>
                </mrow>
                <mo stretchy="false">)</mo>
              </mrow>
              <mrow>
                <mo stretchy="false">(</mo>
                <mrow>
                  <msup>
                    <mi mathvariant="normal">v</mi>
                    <mrow>
                      <mi mathvariant="normal">n</mi>
                      <mo stretchy="false">+</mo>
                      <mn>1</mn>
                    </mrow>
                  </msup>
                  <mo stretchy="false">+</mo>
                  <msup>
                    <mi mathvariant="normal">v</mi>
                    <mi mathvariant="normal">n</mi>
                  </msup>
                </mrow>
                <mo stretchy="false">)</mo>
              </mrow>
              <mrow>
                <mi/>
                <mi mathvariant="normal">=</mi>
                <mrow>
                  <mi/>
                  <mi mathvariant="normal">−</mi>
                  <mfrac>
                    <mi mathvariant="normal">k</mi>
                    <mn>2</mn>
                  </mfrac>
                </mrow>
              </mrow>
              <munder>
                <munder>
                  <mrow>
                    <mrow>
                      <mo stretchy="false">(</mo>
                      <mrow>
                        <msup>
                          <mi mathvariant="normal">x</mi>
                          <mi mathvariant="normal">n</mi>
                        </msup>
                        <mo stretchy="false">+</mo>
                        <msup>
                          <mi mathvariant="normal">x</mi>
                          <mrow>
                            <mi mathvariant="normal">n</mi>
                            <mo stretchy="false">+</mo>
                            <mn>1</mn>
                          </mrow>
                        </msup>
                      </mrow>
                      <mo stretchy="false">)</mo>
                    </mrow>
                    <mrow>
                      <mo stretchy="false">(</mo>
                      <mrow>
                        <msup>
                          <mi mathvariant="normal">v</mi>
                          <mi mathvariant="normal">n</mi>
                        </msup>
                        <mo stretchy="false">+</mo>
                        <msup>
                          <mi mathvariant="normal">v</mi>
                          <mrow>
                            <mi mathvariant="normal">n</mi>
                            <mo stretchy="false">+</mo>
                            <mn>1</mn>
                          </mrow>
                        </msup>
                      </mrow>
                      <mo stretchy="false">)</mo>
                    </mrow>
                  </mrow>
                  <mo stretchy="false"></mo>
                </munder>
                <mstyle mathsize="125%">
                  <mrow>
                    <mi mathvariant="normal">α</mi>
                  </mrow>
                </mstyle>
              </munder>
            </mrow>
          </mtd>
        </mtr>
      </mtable>
    </mrow>
    <annotation encoding="StarMath 5.0">left lbrace stack{
alignl{(x^{n+1} - x^n)(x^{n+1} + x^n) ~=~ ~``` {alignc{k over 2}}{(v^n + v^{n+1})(x^n + x^{n+1})} overbrace {size * 1.25 α}} #
alignl{(v^{n+1} - v^n)(v^{n+1} + v^n) ~=~ -{alignc{k over 2}}{(x^n + x^{n+1})(v^n + v^{n+1})} underbrace {size * 1.25 α}}
} right none</annotation>
  </semantics>
</math>
</file>

<file path=Object 12/content.xml><?xml version="1.0" encoding="utf-8"?>
<math xmlns="http://www.w3.org/1998/Math/MathML">
  <semantics>
    <mrow>
      <mi stretchy="true" mathvariant="normal">{</mi>
      <mtable>
        <mtr>
          <mtd>
            <mrow>
              <msup>
                <mrow>
                  <mo stretchy="false">(</mo>
                  <msup>
                    <mi mathvariant="normal">x</mi>
                    <mrow>
                      <mi mathvariant="normal">n</mi>
                      <mo stretchy="false">+</mo>
                      <mn>1</mn>
                    </mrow>
                  </msup>
                  <mo stretchy="false">)</mo>
                </mrow>
                <mn>2</mn>
              </msup>
              <mrow>
                <mi/>
                <mi mathvariant="normal">−</mi>
                <mi/>
              </mrow>
              <msup>
                <mrow>
                  <mo stretchy="false">(</mo>
                  <msup>
                    <mi mathvariant="normal">x</mi>
                    <mi mathvariant="normal">n</mi>
                  </msup>
                  <mo stretchy="false">)</mo>
                </mrow>
                <mn>2</mn>
              </msup>
              <mrow>
                <mi/>
                <mi mathvariant="normal">=</mi>
                <mi/>
              </mrow>
              <mfrac>
                <mi mathvariant="normal">k</mi>
                <mn>2</mn>
              </mfrac>
              <mi mathvariant="normal">α</mi>
            </mrow>
          </mtd>
        </mtr>
        <mtr>
          <mtd>
            <mrow>
              <msup>
                <mrow>
                  <mo stretchy="false">(</mo>
                  <msup>
                    <mi mathvariant="normal">v</mi>
                    <mrow>
                      <mi mathvariant="normal">n</mi>
                      <mo stretchy="false">+</mo>
                      <mn>1</mn>
                    </mrow>
                  </msup>
                  <mo stretchy="false">)</mo>
                </mrow>
                <mn>2</mn>
              </msup>
              <mrow>
                <mi/>
                <mi mathvariant="normal">−</mi>
                <mi/>
              </mrow>
              <msup>
                <mrow>
                  <mo stretchy="false">(</mo>
                  <msup>
                    <mi mathvariant="normal">v</mi>
                    <mi mathvariant="normal">n</mi>
                  </msup>
                  <mo stretchy="false">)</mo>
                </mrow>
                <mn>2</mn>
              </msup>
              <mrow>
                <mi/>
                <mi mathvariant="normal">=</mi>
                <mrow>
                  <mi/>
                  <mi mathvariant="normal">−</mi>
                  <mfrac>
                    <mi mathvariant="normal">k</mi>
                    <mn>2</mn>
                  </mfrac>
                </mrow>
              </mrow>
              <mi mathvariant="normal">α</mi>
            </mrow>
          </mtd>
        </mtr>
      </mtable>
    </mrow>
    <annotation encoding="StarMath 5.0">left lbrace stack{
alignl{(x^{n+1})^2 ``-`` (x^n)^2 ~=~ ~``` {alignc{k over 2}}α} #
alignl{(v^{n+1})^2 ``-`` (v^n)^2 ~=~ - {alignc{k over 2}}α}
} right none</annotation>
  </semantics>
</math>
</file>

<file path=Object 13/content.xml><?xml version="1.0" encoding="utf-8"?>
<math xmlns="http://www.w3.org/1998/Math/MathML">
  <semantics>
    <mrow>
      <msup>
        <mrow>
          <mo stretchy="false">(</mo>
          <msup>
            <mi mathvariant="normal">x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−</mi>
        <mi/>
      </mrow>
      <msup>
        <mrow>
          <mo stretchy="false">(</mo>
          <msup>
            <mi mathvariant="normal">x</mi>
            <mi mathvariant="normal">n</mi>
          </msup>
          <mo stretchy="false">)</mo>
        </mrow>
        <mn>2</mn>
      </msup>
      <mrow>
        <mi/>
        <mo stretchy="false">+</mo>
        <mi/>
      </mrow>
      <msup>
        <mrow>
          <mo stretchy="false">(</mo>
          <msup>
            <mi mathvariant="normal">v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−</mi>
        <mi/>
      </mrow>
      <msup>
        <mrow>
          <mo stretchy="false">(</mo>
          <msup>
            <mi mathvariant="normal">v</mi>
            <mi mathvariant="normal">n</mi>
          </msup>
          <mo stretchy="false">)</mo>
        </mrow>
        <mn>2</mn>
      </msup>
      <mrow>
        <mi/>
        <mi mathvariant="normal">=</mi>
        <mi/>
      </mrow>
      <mfrac>
        <mi mathvariant="normal">k</mi>
        <mn>2</mn>
      </mfrac>
      <mi mathvariant="normal">α</mi>
      <mrow>
        <mi/>
        <mi mathvariant="normal">−</mi>
        <mi/>
      </mrow>
      <mfrac>
        <mi mathvariant="normal">k</mi>
        <mn>2</mn>
      </mfrac>
      <mi mathvariant="normal">α</mi>
    </mrow>
    <annotation encoding="StarMath 5.0">(x^{n+1})^2 ``-`` (x^n)^2 ``+`` (v^{n+1})^2 ``-`` (v^n)^2 ~=~ {k over 2}α ``-`` {k over 2}α</annotation>
  </semantics>
</math>
</file>

<file path=Object 14/content.xml><?xml version="1.0" encoding="utf-8"?>
<math xmlns="http://www.w3.org/1998/Math/MathML">
  <semantics>
    <mrow>
      <msup>
        <mrow>
          <mo stretchy="false">(</mo>
          <msup>
            <mi mathvariant="normal">x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−</mi>
        <mi/>
      </mrow>
      <msup>
        <mrow>
          <mo stretchy="false">(</mo>
          <msup>
            <mi mathvariant="normal">x</mi>
            <mi mathvariant="normal">n</mi>
          </msup>
          <mo stretchy="false">)</mo>
        </mrow>
        <mn>2</mn>
      </msup>
      <mrow>
        <mi/>
        <mo stretchy="false">+</mo>
        <mi/>
      </mrow>
      <msup>
        <mrow>
          <mo stretchy="false">(</mo>
          <msup>
            <mi mathvariant="normal">v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−</mi>
        <mi/>
      </mrow>
      <msup>
        <mrow>
          <mo stretchy="false">(</mo>
          <msup>
            <mi mathvariant="normal">v</mi>
            <mi mathvariant="normal">n</mi>
          </msup>
          <mo stretchy="false">)</mo>
        </mrow>
        <mn>2</mn>
      </msup>
      <mrow>
        <mi/>
        <mi mathvariant="normal">=</mi>
        <mi/>
      </mrow>
      <mn>0</mn>
    </mrow>
    <annotation encoding="StarMath 5.0">(x^{n+1})^2 ``-`` (x^n)^2 ``+`` (v^{n+1})^2 ``-`` (v^n)^2 ~=~ 0</annotation>
  </semantics>
</math>
</file>

<file path=Object 15/content.xml><?xml version="1.0" encoding="utf-8"?>
<math xmlns="http://www.w3.org/1998/Math/MathML">
  <semantics>
    <mrow>
      <msup>
        <mi mathvariant="normal">E</mi>
        <mrow>
          <mi mathvariant="normal">n</mi>
          <mo stretchy="false">+</mo>
          <mn>1</mn>
        </mrow>
      </msup>
      <mrow>
        <mi/>
        <mi mathvariant="normal">=</mi>
        <mi/>
      </mrow>
      <mfrac>
        <mn>1</mn>
        <mn>2</mn>
      </mfrac>
      <mrow>
        <msup>
          <mrow>
            <mo stretchy="false">(</mo>
            <msup>
              <mi mathvariant="normal">x</mi>
              <mrow>
                <mi mathvariant="normal">n</mi>
                <mo stretchy="false">+</mo>
                <mn>1</mn>
              </mrow>
            </msup>
            <mo stretchy="false">)</mo>
          </mrow>
          <mn>2</mn>
        </msup>
        <mo stretchy="false">+</mo>
        <mfrac>
          <mn>1</mn>
          <mn>2</mn>
        </mfrac>
      </mrow>
      <msup>
        <mrow>
          <mo stretchy="false">(</mo>
          <msup>
            <mi mathvariant="normal">v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=</mi>
        <mi/>
      </mrow>
      <mfrac>
        <mn>1</mn>
        <mn>2</mn>
      </mfrac>
      <mrow>
        <msup>
          <mrow>
            <mo stretchy="false">(</mo>
            <msup>
              <mi mathvariant="normal">x</mi>
              <mi mathvariant="normal">n</mi>
            </msup>
            <mo stretchy="false">)</mo>
          </mrow>
          <mn>2</mn>
        </msup>
        <mo stretchy="false">+</mo>
        <mfrac>
          <mn>1</mn>
          <mn>2</mn>
        </mfrac>
      </mrow>
      <msup>
        <mrow>
          <mo stretchy="false">(</mo>
          <msup>
            <mi mathvariant="normal">v</mi>
            <mi mathvariant="normal">n</mi>
          </msup>
          <mo stretchy="false">)</mo>
        </mrow>
        <mn>2</mn>
      </msup>
      <mrow>
        <mi/>
        <mi mathvariant="normal">=</mi>
        <mi/>
      </mrow>
      <msup>
        <mi mathvariant="normal">E</mi>
        <mi mathvariant="normal">n</mi>
      </msup>
    </mrow>
    <annotation encoding="StarMath 5.0">E^{n + 1} ~=~

    1 over 2 ( x^{n + 1} )^2 + 1 over 2 ( v^{n + 1} )^2 ~=~
    1 over 2 ( x^n )^2 + 1 over 2 ( v^n )^2

~=~ E^n</annotation>
  </semantics>
</math>
</file>

<file path=Object 16/content.xml><?xml version="1.0" encoding="utf-8"?>
<math xmlns="http://www.w3.org/1998/Math/MathML">
  <semantics>
    <mrow>
      <msup>
        <mi mathvariant="normal">E</mi>
        <mrow>
          <mi mathvariant="normal">n</mi>
          <mo stretchy="false">+</mo>
          <mn>1</mn>
        </mrow>
      </msup>
      <mrow>
        <mi/>
        <mi mathvariant="normal">=</mi>
        <mi/>
      </mrow>
      <msup>
        <mi mathvariant="normal">E</mi>
        <mi mathvariant="normal">n</mi>
      </msup>
    </mrow>
    <annotation encoding="StarMath 5.0">E^{n + 1} ~=~ E^n</annotation>
  </semantics>
</math>
</file>

<file path=Object 17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ƒ</mi>
              </mrow>
              <mrow>
                <mo stretchy="false">(</mo>
                <mrow>
                  <mi mathvariant="normal">u</mi>
                  <mrow>
                    <mo stretchy="false">(</mo>
                    <mi mathvariant="normal">t</mi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 {alignl{dot u (t) = ƒ(u(t))} # alignl{u(0) = u^0}} right none</annotation>
  </semantics>
</math>
</file>

<file path=Object 18/content.xml><?xml version="1.0" encoding="utf-8"?>
<math xmlns="http://www.w3.org/1998/Math/MathML">
  <semantics>
    <mrow>
      <mi mathvariant="normal">u</mi>
      <mfenced open="" close="">
        <mrow>
          <mrow>
            <mo stretchy="false">(</mo>
            <mrow>
              <mi mathvariant="normal">n</mi>
              <mo stretchy="false">+</mo>
              <mn>1</mn>
            </mrow>
            <mo stretchy="false">)</mo>
          </mrow>
          <mi mathvariant="normal">k</mi>
        </mrow>
      </mfenced>
      <mrow>
        <mi/>
        <mi mathvariant="normal">=</mi>
        <mi/>
      </mrow>
      <mi mathvariant="normal">u</mi>
      <mrow>
        <mo stretchy="false">(</mo>
        <mi>nk</mi>
        <mo stretchy="false">)</mo>
      </mrow>
      <mrow>
        <mi/>
        <mo stretchy="false">+</mo>
        <mi/>
      </mrow>
      <mi mathvariant="normal">ƒ</mi>
      <mrow>
        <mfenced open="" close="">
          <mrow>
            <mi mathvariant="normal">u</mi>
            <mrow>
              <mo stretchy="false">(</mo>
              <mi>nk</mi>
              <mo stretchy="false">)</mo>
            </mrow>
          </mrow>
        </mfenced>
        <mi mathvariant="normal">⋅</mi>
        <mi mathvariant="normal">k</mi>
      </mrow>
    </mrow>
    <annotation encoding="StarMath 5.0">u left ( (n+1)k right ) `=` u(nk) `+` ƒ left ( u(nk) right ) cdot k</annotation>
  </semantics>
</math>
</file>

<file path=Object 19/content.xml><?xml version="1.0" encoding="utf-8"?>
<math xmlns="http://www.w3.org/1998/Math/MathML">
  <semantics>
    <mfrac>
      <mi mathvariant="normal">k</mi>
      <mn>2</mn>
    </mfrac>
    <annotation encoding="StarMath 5.0">k over 2</annotation>
  </semantics>
</math>
</file>

<file path=Object 2/content.xml><?xml version="1.0" encoding="utf-8"?>
<math xmlns="http://www.w3.org/1998/Math/MathML">
  <semantics>
    <mrow>
      <mtable>
        <mtr>
          <mtd>
            <mrow>
              <mo stretchy="false">(</mo>
              <mn>1</mn>
              <mo stretchy="false">)</mo>
            </mrow>
          </mtd>
        </mtr>
        <mtr>
          <mtd>
            <mrow>
              <mo stretchy="false">(</mo>
              <mn>2</mn>
              <mo stretchy="false">)</mo>
            </mrow>
          </mtd>
        </mtr>
      </mtable>
      <mi/>
      <mrow>
        <mi stretchy="true" mathvariant="normal">{</mi>
        <mtable>
          <mtr>
            <mtd>
              <mrow>
                <msup>
                  <mi mathvariant="normal">x</mi>
                  <mrow>
                    <mi mathvariant="normal">n</mi>
                    <mo stretchy="false">+</mo>
                    <mn>1</mn>
                  </mrow>
                </msup>
                <mi mathvariant="normal">=</mi>
                <mrow>
                  <msup>
                    <mi mathvariant="normal">x</mi>
                    <mi mathvariant="normal">n</mi>
                  </msup>
                  <mo stretchy="false">+</mo>
                  <msup>
                    <mi>kv</mi>
                    <mi mathvariant="normal">n</mi>
                  </msup>
                </mrow>
              </mrow>
            </mtd>
          </mtr>
          <mtr>
            <mtd>
              <mrow>
                <msup>
                  <mi mathvariant="normal">v</mi>
                  <mrow>
                    <mi mathvariant="normal">n</mi>
                    <mo stretchy="false">+</mo>
                    <mn>1</mn>
                  </mrow>
                </msup>
                <mi mathvariant="normal">=</mi>
                <mrow>
                  <msup>
                    <mi mathvariant="normal">v</mi>
                    <mi mathvariant="normal">n</mi>
                  </msup>
                  <mi mathvariant="normal">−</mi>
                  <msup>
                    <mi>kx</mi>
                    <mi mathvariant="normal">n</mi>
                  </msup>
                </mrow>
              </mrow>
            </mtd>
          </mtr>
        </mtable>
      </mrow>
    </mrow>
    <annotation encoding="StarMath 5.0">stack {(1) # (2)} ` left lbrace stack{alignl{x^{n+1} = x^n + kv^n} # alignl{v^{n+1} = v^n - kx^n}} right none</annotation>
  </semantics>
</math>
</file>

<file path=Object 20/content.xml><?xml version="1.0" encoding="utf-8"?>
<math xmlns="http://www.w3.org/1998/Math/MathML">
  <semantics>
    <mover accent="true">
      <mi mathvariant="normal">u</mi>
      <mo stretchy="false">˜</mo>
    </mover>
    <annotation encoding="StarMath 5.0">tilde u</annotation>
  </semantics>
</math>
</file>

<file path=Object 21/content.xml><?xml version="1.0" encoding="utf-8"?>
<math xmlns="http://www.w3.org/1998/Math/MathML">
  <semantics>
    <mrow>
      <mfenced open="∣" close="∣">
        <mrow>
          <mi/>
          <mi mathvariant="normal">u</mi>
          <mrow>
            <mfenced open="" close="">
              <mrow>
                <mrow>
                  <mo stretchy="false">(</mo>
                  <mrow>
                    <mi mathvariant="normal">n</mi>
                    <mo stretchy="false">+</mo>
                    <mn>1</mn>
                  </mrow>
                  <mo stretchy="false">)</mo>
                </mrow>
                <mi mathvariant="normal">k</mi>
              </mrow>
            </mfenced>
            <mi mathvariant="normal">−</mi>
            <mover accent="true">
              <mi mathvariant="normal">u</mi>
              <mo stretchy="false">˜</mo>
            </mover>
          </mrow>
          <mfenced open="" close="">
            <mrow>
              <mrow>
                <mo stretchy="false">(</mo>
                <mrow>
                  <mi mathvariant="normal">n</mi>
                  <mo stretchy="false">+</mo>
                  <mn>1</mn>
                </mrow>
                <mo stretchy="false">)</mo>
              </mrow>
              <mi mathvariant="normal">k</mi>
            </mrow>
          </mfenced>
          <mi/>
        </mrow>
      </mfenced>
      <mrow>
        <mi/>
        <mi mathvariant="normal">=</mi>
        <mi/>
      </mrow>
      <mtext>{</mtext>
      <mi mathvariant="normal">S</mi>
      <mi mathvariant="normal">≜</mi>
      <mi mathvariant="normal">u</mi>
      <mrow>
        <mo stretchy="false">(</mo>
        <mi>nk</mi>
        <mo stretchy="false">)</mo>
      </mrow>
      <mtext>}</mtext>
      <mrow>
        <mi/>
        <mi mathvariant="normal">=</mi>
        <mtext/>
      </mrow>
    </mrow>
    <annotation encoding="StarMath 5.0">abs {`` u left ( (n+1)k right ) - tilde u left ( (n+1)k right ) ``} ~=~ "{" S ≜ u(nk) "}" ~= ""</annotation>
  </semantics>
</math>
</file>

<file path=Object 22/content.xml><?xml version="1.0" encoding="utf-8"?>
<math xmlns="http://www.w3.org/1998/Math/MathML">
  <semantics>
    <mrow>
      <mrow>
        <mtext/>
        <mi mathvariant="normal">=</mi>
        <mi/>
      </mrow>
      <mfenced open="∣" close="∣">
        <mrow>
          <mi/>
          <mrow>
            <mi mathvariant="normal">S</mi>
            <mo stretchy="false">+</mo>
            <mi>kƒ</mi>
          </mrow>
          <mrow>
            <mrow>
              <mo stretchy="false">(</mo>
              <mi mathvariant="normal">S</mi>
              <mo stretchy="false">)</mo>
            </mrow>
            <mi mathvariant="normal">−</mi>
            <mfenced open="[" close="]">
              <mrow>
                <mrow>
                  <mi mathvariant="normal">S</mi>
                  <mo stretchy="false">+</mo>
                  <mfrac>
                    <mi mathvariant="normal">k</mi>
                    <mn>2</mn>
                  </mfrac>
                </mrow>
                <mi mathvariant="normal">ƒ</mi>
                <mrow>
                  <mrow>
                    <mo stretchy="false">(</mo>
                    <mi mathvariant="normal">S</mi>
                    <mo stretchy="false">)</mo>
                  </mrow>
                  <mo stretchy="false">+</mo>
                  <mfrac>
                    <mi mathvariant="normal">k</mi>
                    <mn>2</mn>
                  </mfrac>
                </mrow>
                <mi mathvariant="normal">ƒ</mi>
                <mfenced open="" close="">
                  <mrow>
                    <mrow>
                      <mi mathvariant="normal">S</mi>
                      <mo stretchy="false">+</mo>
                      <mfrac>
                        <mi mathvariant="normal">k</mi>
                        <mn>2</mn>
                      </mfrac>
                    </mrow>
                    <mi mathvariant="normal">ƒ</mi>
                    <mrow>
                      <mo stretchy="false">(</mo>
                      <mi mathvariant="normal">S</mi>
                      <mo stretchy="false">)</mo>
                    </mrow>
                  </mrow>
                </mfenced>
              </mrow>
            </mfenced>
          </mrow>
          <mi/>
        </mrow>
      </mfenced>
      <mrow>
        <mi/>
        <mi mathvariant="normal">=</mi>
        <mtext/>
      </mrow>
    </mrow>
    <annotation encoding="StarMath 5.0">"" =~ abs {`` S + kƒ(S) - left [ S + k over 2 ƒ(S) + k over 2 ƒ left ( S + k over 2 ƒ(S) right ) right ] ``} ~= ""</annotation>
  </semantics>
</math>
</file>

<file path=Object 23/content.xml><?xml version="1.0" encoding="utf-8"?>
<math xmlns="http://www.w3.org/1998/Math/MathML">
  <semantics>
    <mrow>
      <mrow>
        <mtext/>
        <mi mathvariant="normal">=</mi>
        <mi/>
      </mrow>
      <mfenced open="∣" close="∣">
        <mrow>
          <mi/>
          <mrow>
            <mi mathvariant="normal">S</mi>
            <mo stretchy="false">+</mo>
            <mi>kƒ</mi>
          </mrow>
          <mrow>
            <mrow>
              <mrow>
                <mo stretchy="false">(</mo>
                <mi mathvariant="normal">S</mi>
                <mo stretchy="false">)</mo>
              </mrow>
              <mi mathvariant="normal">−</mi>
              <mi mathvariant="normal">S</mi>
            </mrow>
            <mi mathvariant="normal">−</mi>
            <mfrac>
              <mi mathvariant="normal">k</mi>
              <mn>2</mn>
            </mfrac>
          </mrow>
          <mi mathvariant="normal">ƒ</mi>
          <mrow>
            <mrow>
              <mo stretchy="false">(</mo>
              <mi mathvariant="normal">S</mi>
              <mo stretchy="false">)</mo>
            </mrow>
            <mi mathvariant="normal">−</mi>
            <mfrac>
              <mi mathvariant="normal">k</mi>
              <mn>2</mn>
            </mfrac>
          </mrow>
          <mi mathvariant="normal">ƒ</mi>
          <mfenced open="" close="">
            <mrow>
              <mrow>
                <mi mathvariant="normal">S</mi>
                <mo stretchy="false">+</mo>
                <mfrac>
                  <mi mathvariant="normal">k</mi>
                  <mn>2</mn>
                </mfrac>
              </mrow>
              <mi mathvariant="normal">ƒ</mi>
              <mrow>
                <mo stretchy="false">(</mo>
                <mi mathvariant="normal">S</mi>
                <mo stretchy="false">)</mo>
              </mrow>
            </mrow>
          </mfenced>
          <mi/>
        </mrow>
      </mfenced>
      <mrow>
        <mi/>
        <mi mathvariant="normal">=</mi>
        <mtext/>
      </mrow>
    </mrow>
    <annotation encoding="StarMath 5.0">"" =~ abs {`` S + kƒ(S) - S - k over 2 ƒ(S) - k over 2 ƒ left ( S + k over 2 ƒ(S) right ) ``} ~= ""</annotation>
  </semantics>
</math>
</file>

<file path=Object 24/content.xml><?xml version="1.0" encoding="utf-8"?>
<math xmlns="http://www.w3.org/1998/Math/MathML">
  <semantics>
    <mrow>
      <mrow>
        <mtext/>
        <mi mathvariant="normal">=</mi>
        <mi/>
      </mrow>
      <mfenced open="∣" close="∣">
        <mrow>
          <mi/>
          <mfrac>
            <mi mathvariant="normal">k</mi>
            <mn>2</mn>
          </mfrac>
          <mi mathvariant="normal">ƒ</mi>
          <mrow>
            <mrow>
              <mo stretchy="false">(</mo>
              <mi mathvariant="normal">S</mi>
              <mo stretchy="false">)</mo>
            </mrow>
            <mi mathvariant="normal">−</mi>
            <mfrac>
              <mi mathvariant="normal">k</mi>
              <mn>2</mn>
            </mfrac>
          </mrow>
          <mi mathvariant="normal">ƒ</mi>
          <mfenced open="" close="">
            <mrow>
              <mrow>
                <mi mathvariant="normal">S</mi>
                <mo stretchy="false">+</mo>
                <mfrac>
                  <mi mathvariant="normal">k</mi>
                  <mn>2</mn>
                </mfrac>
              </mrow>
              <mi mathvariant="normal">ƒ</mi>
              <mrow>
                <mo stretchy="false">(</mo>
                <mi mathvariant="normal">S</mi>
                <mo stretchy="false">)</mo>
              </mrow>
            </mrow>
          </mfenced>
          <mi/>
        </mrow>
      </mfenced>
      <mrow>
        <mi/>
        <mi mathvariant="normal">=</mi>
        <mtext/>
      </mrow>
    </mrow>
    <annotation encoding="StarMath 5.0">"" =~ abs {`` k over 2 ƒ(S) - k over 2 ƒ left ( S + k over 2 ƒ(S) right ) ``} ~= ""</annotation>
  </semantics>
</math>
</file>

<file path=Object 25/content.xml><?xml version="1.0" encoding="utf-8"?>
<math xmlns="http://www.w3.org/1998/Math/MathML">
  <semantics>
    <mrow>
      <mrow>
        <mtext/>
        <mi mathvariant="normal">=</mi>
        <mi/>
      </mrow>
      <mfrac>
        <mi mathvariant="normal">k</mi>
        <mn>2</mn>
      </mfrac>
      <mi/>
      <mfenced open="∣" close="∣">
        <mrow>
          <mi/>
          <mi mathvariant="normal">ƒ</mi>
          <mrow>
            <mrow>
              <mo stretchy="false">(</mo>
              <mi mathvariant="normal">S</mi>
              <mo stretchy="false">)</mo>
            </mrow>
            <mi mathvariant="normal">−</mi>
            <mi mathvariant="normal">ƒ</mi>
          </mrow>
          <mfenced open="" close="">
            <mrow>
              <mrow>
                <mi mathvariant="normal">S</mi>
                <mo stretchy="false">+</mo>
                <mfrac>
                  <mi mathvariant="normal">k</mi>
                  <mn>2</mn>
                </mfrac>
              </mrow>
              <mi mathvariant="normal">ƒ</mi>
              <mrow>
                <mo stretchy="false">(</mo>
                <mi mathvariant="normal">S</mi>
                <mo stretchy="false">)</mo>
              </mrow>
            </mrow>
          </mfenced>
          <mi/>
        </mrow>
      </mfenced>
      <mrow>
        <mi/>
        <mi mathvariant="normal">≤</mi>
        <mtext/>
      </mrow>
    </mrow>
    <annotation encoding="StarMath 5.0">"" =~ k over 2 `` abs {`` ƒ(S) - ƒ left ( S + k over 2 ƒ(S) right ) ``} ~&lt;= ""</annotation>
  </semantics>
</math>
</file>

<file path=Object 26/content.xml><?xml version="1.0" encoding="utf-8"?>
<math xmlns="http://www.w3.org/1998/Math/MathML">
  <semantics>
    <mrow>
      <mrow>
        <mtext/>
        <mi mathvariant="normal">≤</mi>
        <mi/>
      </mrow>
      <mfrac>
        <mi mathvariant="normal">k</mi>
        <mn>2</mn>
      </mfrac>
      <mi/>
      <mi mathvariant="normal">L</mi>
      <mi/>
      <mfenced open="∣" close="∣">
        <mrow>
          <mi/>
          <mrow>
            <mi mathvariant="normal">S</mi>
            <mi mathvariant="normal">−</mi>
            <mfenced open="" close="">
              <mrow>
                <mrow>
                  <mi mathvariant="normal">S</mi>
                  <mo stretchy="false">+</mo>
                  <mfrac>
                    <mi mathvariant="normal">k</mi>
                    <mn>2</mn>
                  </mfrac>
                </mrow>
                <mi mathvariant="normal">ƒ</mi>
                <mrow>
                  <mo stretchy="false">(</mo>
                  <mi mathvariant="normal">S</mi>
                  <mo stretchy="false">)</mo>
                </mrow>
              </mrow>
            </mfenced>
          </mrow>
          <mi/>
        </mrow>
      </mfenced>
      <mrow>
        <mi/>
        <mi mathvariant="normal">=</mi>
        <mtext/>
      </mrow>
    </mrow>
    <annotation encoding="StarMath 5.0">"" &lt;=~ k over 2 ` L `` abs {`` S - left ( S + k over 2 ƒ(S) right ) ``} ~= ""</annotation>
  </semantics>
</math>
</file>

<file path=Object 27/content.xml><?xml version="1.0" encoding="utf-8"?>
<math xmlns="http://www.w3.org/1998/Math/MathML">
  <semantics>
    <mrow>
      <mrow>
        <mtext/>
        <mi mathvariant="normal">=</mi>
        <mi/>
      </mrow>
      <mfrac>
        <msup>
          <mi mathvariant="normal">k</mi>
          <mn>2</mn>
        </msup>
        <mn>4</mn>
      </mfrac>
      <mi/>
      <mi mathvariant="normal">L</mi>
      <mi/>
      <mfenced open="∣" close="∣">
        <mrow>
          <mi mathvariant="normal">ƒ</mi>
          <mfenced open="" close="">
            <mrow>
              <mi mathvariant="normal">u</mi>
              <mrow>
                <mo stretchy="false">(</mo>
                <mi>nk</mi>
                <mo stretchy="false">)</mo>
              </mrow>
            </mrow>
          </mfenced>
          <mi/>
        </mrow>
      </mfenced>
    </mrow>
    <annotation encoding="StarMath 5.0">"" =~ k^2 over 4 ` L `` abs {ƒ left ( u(nk) right ) ``}</annotation>
  </semantics>
</math>
</file>

<file path=Object 28/content.xml><?xml version="1.0" encoding="utf-8"?>
<math xmlns="http://www.w3.org/1998/Math/MathML">
  <semantics>
    <mrow>
      <mi mathvariant="normal">u</mi>
      <mrow>
        <mrow>
          <mo stretchy="false">(</mo>
          <mi>nk</mi>
          <mo stretchy="false">)</mo>
        </mrow>
        <mi mathvariant="normal">−</mi>
        <mover accent="true">
          <mi mathvariant="normal">u</mi>
          <mo stretchy="false">˜</mo>
        </mover>
      </mrow>
      <mrow>
        <mo stretchy="false">(</mo>
        <mi>nk</mi>
        <mo stretchy="false">)</mo>
      </mrow>
    </mrow>
    <annotation encoding="StarMath 5.0">u(nk) - tilde u (nk)</annotation>
  </semantics>
</math>
</file>

<file path=Object 29/content.xml><?xml version="1.0" encoding="utf-8"?>
<math xmlns="http://www.w3.org/1998/Math/MathML">
  <semantics>
    <mrow>
      <mfenced open="∣" close="∣">
        <mrow>
          <mi/>
          <mi mathvariant="normal">u</mi>
          <mrow>
            <mfenced open="" close="">
              <mrow>
                <mrow>
                  <mo stretchy="false">(</mo>
                  <mrow>
                    <mi mathvariant="normal">n</mi>
                    <mo stretchy="false">+</mo>
                    <mn>1</mn>
                  </mrow>
                  <mo stretchy="false">)</mo>
                </mrow>
                <mi mathvariant="normal">k</mi>
              </mrow>
            </mfenced>
            <mi mathvariant="normal">−</mi>
            <mover accent="true">
              <mi mathvariant="normal">u</mi>
              <mo stretchy="false">˜</mo>
            </mover>
          </mrow>
          <mfenced open="" close="">
            <mrow>
              <mrow>
                <mo stretchy="false">(</mo>
                <mrow>
                  <mi mathvariant="normal">n</mi>
                  <mo stretchy="false">+</mo>
                  <mn>1</mn>
                </mrow>
                <mo stretchy="false">)</mo>
              </mrow>
              <mi mathvariant="normal">k</mi>
            </mrow>
          </mfenced>
          <mi/>
        </mrow>
      </mfenced>
      <mrow>
        <mi/>
        <mi mathvariant="normal">=</mi>
        <mtext/>
      </mrow>
    </mrow>
    <annotation encoding="StarMath 5.0">abs {`` u left ( (n+1)k right ) - tilde u left ( (n+1)k right ) ``} ~= ""</annotation>
  </semantics>
</math>
</file>

<file path=Object 3/content.xml><?xml version="1.0" encoding="utf-8"?>
<math xmlns="http://www.w3.org/1998/Math/MathML">
  <semantics>
    <mrow>
      <mi stretchy="true" mathvariant="normal">{</mi>
      <mtable>
        <mtr>
          <mtd>
            <mrow>
              <msup>
                <mi mathvariant="normal">x</mi>
                <mrow>
                  <mi mathvariant="normal">n</mi>
                  <mo stretchy="false">+</mo>
                  <mn>1</mn>
                </mrow>
              </msup>
              <mi mathvariant="normal">=</mi>
              <mrow>
                <msup>
                  <mi mathvariant="normal">x</mi>
                  <mi mathvariant="normal">n</mi>
                </msup>
                <mo stretchy="false">+</mo>
                <msup>
                  <mi>kv</mi>
                  <mrow>
                    <mi mathvariant="normal">n</mi>
                    <mo stretchy="false">+</mo>
                    <mn>1</mn>
                  </mrow>
                </msup>
              </mrow>
            </mrow>
          </mtd>
        </mtr>
        <mtr>
          <mtd>
            <mrow>
              <msup>
                <mi mathvariant="normal">v</mi>
                <mrow>
                  <mi mathvariant="normal">n</mi>
                  <mo stretchy="false">+</mo>
                  <mn>1</mn>
                </mrow>
              </msup>
              <mi mathvariant="normal">=</mi>
              <mrow>
                <msup>
                  <mi mathvariant="normal">v</mi>
                  <mi mathvariant="normal">n</mi>
                </msup>
                <mi mathvariant="normal">−</mi>
                <msup>
                  <mi>kx</mi>
                  <mrow>
                    <mi mathvariant="normal">n</mi>
                    <mo stretchy="false">+</mo>
                    <mn>1</mn>
                  </mrow>
                </msup>
              </mrow>
            </mrow>
          </mtd>
        </mtr>
      </mtable>
    </mrow>
    <annotation encoding="StarMath 5.0">left lbrace stack{alignl{x^{n+1} = x^n + kv^{n+1}} # alignl{v^{n+1} = v^n - kx^{n+1}}} right none</annotation>
  </semantics>
</math>
</file>

<file path=Object 30/content.xml><?xml version="1.0" encoding="utf-8"?>
<math xmlns="http://www.w3.org/1998/Math/MathML">
  <semantics>
    <mrow>
      <mrow>
        <mtext/>
        <mi mathvariant="normal">=</mi>
        <mi/>
      </mrow>
      <mfenced open="∣" close="∣">
        <mrow>
          <mi/>
          <mi mathvariant="normal">u</mi>
          <mrow>
            <mrow>
              <mo stretchy="false">(</mo>
              <mi>nk</mi>
              <mo stretchy="false">)</mo>
            </mrow>
            <mo stretchy="false">+</mo>
            <mi>kƒ</mi>
          </mrow>
          <mrow>
            <mfenced open="" close="">
              <mrow>
                <mi mathvariant="normal">u</mi>
                <mrow>
                  <mo stretchy="false">(</mo>
                  <mi>nk</mi>
                  <mo stretchy="false">)</mo>
                </mrow>
              </mrow>
            </mfenced>
            <mi mathvariant="normal">−</mi>
            <mover accent="true">
              <mi mathvariant="normal">u</mi>
              <mo stretchy="false">˜</mo>
            </mover>
          </mrow>
          <mrow>
            <mrow>
              <mo stretchy="false">(</mo>
              <mi>nk</mi>
              <mo stretchy="false">)</mo>
            </mrow>
            <mo stretchy="false">+</mo>
            <mi>kƒ</mi>
          </mrow>
          <mfenced open="" close="">
            <mrow>
              <mover accent="true">
                <mi mathvariant="normal">u</mi>
                <mo stretchy="false">˜</mo>
              </mover>
              <mrow>
                <mo stretchy="false">(</mo>
                <mi>nk</mi>
                <mo stretchy="false">)</mo>
              </mrow>
            </mrow>
          </mfenced>
          <mi/>
        </mrow>
      </mfenced>
      <mrow>
        <mi/>
        <mi mathvariant="normal">≤</mi>
        <mtext/>
      </mrow>
    </mrow>
    <annotation encoding="StarMath 5.0">"" =~ abs {`` u(nk) + kƒ left ( u(nk) right ) - tilde u(nk) + kƒ left ( tilde u(nk) right ) ``} ~&lt;= ""</annotation>
  </semantics>
</math>
</file>

<file path=Object 31/content.xml><?xml version="1.0" encoding="utf-8"?>
<math xmlns="http://www.w3.org/1998/Math/MathML">
  <semantics>
    <mrow>
      <mrow>
        <mtext/>
        <mi mathvariant="normal">=</mi>
        <mi/>
      </mrow>
      <mrow>
        <mfenced open="∣" close="∣">
          <mrow>
            <mi/>
            <mi mathvariant="normal">u</mi>
            <mrow>
              <mrow>
                <mo stretchy="false">(</mo>
                <mi>nk</mi>
                <mo stretchy="false">)</mo>
              </mrow>
              <mi mathvariant="normal">−</mi>
              <mover accent="true">
                <mi mathvariant="normal">u</mi>
                <mo stretchy="false">˜</mo>
              </mover>
            </mrow>
            <mrow>
              <mo stretchy="false">(</mo>
              <mi>nk</mi>
              <mo stretchy="false">)</mo>
            </mrow>
            <mi/>
          </mrow>
        </mfenced>
        <mo stretchy="false">+</mo>
        <mi mathvariant="normal">k</mi>
      </mrow>
      <mfenced open="∣" close="∣">
        <mrow>
          <mi/>
          <mi mathvariant="normal">ƒ</mi>
          <mrow>
            <mfenced open="" close="">
              <mrow>
                <mi mathvariant="normal">u</mi>
                <mrow>
                  <mo stretchy="false">(</mo>
                  <mi>nk</mi>
                  <mo stretchy="false">)</mo>
                </mrow>
              </mrow>
            </mfenced>
            <mi mathvariant="normal">−</mi>
            <mi mathvariant="normal">ƒ</mi>
          </mrow>
          <mfenced open="" close="">
            <mrow>
              <mover accent="true">
                <mi mathvariant="normal">u</mi>
                <mo stretchy="false">˜</mo>
              </mover>
              <mrow>
                <mo stretchy="false">(</mo>
                <mi>nk</mi>
                <mo stretchy="false">)</mo>
              </mrow>
            </mrow>
          </mfenced>
          <mi/>
        </mrow>
      </mfenced>
      <mrow>
        <mi/>
        <mi mathvariant="normal">≤</mi>
        <mtext/>
      </mrow>
    </mrow>
    <annotation encoding="StarMath 5.0">"" =~ abs {`` u(nk) - tilde u(nk) ``} + k abs {`` ƒ left ( u(nk) right ) - ƒ left ( tilde u(nk) right ) ``} ~&lt;= ""</annotation>
  </semantics>
</math>
</file>

<file path=Object 32/content.xml><?xml version="1.0" encoding="utf-8"?>
<math xmlns="http://www.w3.org/1998/Math/MathML">
  <semantics>
    <mrow>
      <mrow>
        <mtext/>
        <mi mathvariant="normal">=</mi>
        <mi/>
      </mrow>
      <mrow>
        <mo stretchy="false">(</mo>
        <mrow>
          <mn>1</mn>
          <mo stretchy="false">+</mo>
          <mi>kL</mi>
        </mrow>
        <mo stretchy="false">)</mo>
      </mrow>
      <mi/>
      <mfenced open="∣" close="∣">
        <mrow>
          <mi/>
          <mi mathvariant="normal">u</mi>
          <mrow>
            <mrow>
              <mo stretchy="false">(</mo>
              <mi>nk</mi>
              <mo stretchy="false">)</mo>
            </mrow>
            <mi mathvariant="normal">−</mi>
            <mover accent="true">
              <mi mathvariant="normal">u</mi>
              <mo stretchy="false">˜</mo>
            </mover>
          </mrow>
          <mrow>
            <mo stretchy="false">(</mo>
            <mi>nk</mi>
            <mo stretchy="false">)</mo>
          </mrow>
          <mi/>
        </mrow>
      </mfenced>
    </mrow>
    <annotation encoding="StarMath 5.0">"" =~ (1 + kL) `` abs {`` u(nk) - tilde u(nk) ``}</annotation>
  </semantics>
</math>
</file>

<file path=Object 33/content.xml><?xml version="1.0" encoding="utf-8"?>
<math xmlns="http://www.w3.org/1998/Math/MathML">
  <semantics>
    <mrow>
      <mfenced open="∣" close="∣">
        <mrow>
          <mi/>
          <mi mathvariant="normal">u</mi>
          <mrow>
            <mrow>
              <mo stretchy="false">(</mo>
              <mi mathvariant="normal">T</mi>
              <mo stretchy="false">)</mo>
            </mrow>
            <mi mathvariant="normal">−</mi>
            <mover accent="true">
              <mi mathvariant="normal">u</mi>
              <mo stretchy="false">˜</mo>
            </mover>
          </mrow>
          <mrow>
            <mo stretchy="false">(</mo>
            <mi mathvariant="normal">T</mi>
            <mo stretchy="false">)</mo>
          </mrow>
          <mi/>
        </mrow>
      </mfenced>
      <mrow>
        <mi/>
        <mi mathvariant="normal">≤</mi>
        <mi/>
      </mrow>
      <mi mathvariant="normal">k</mi>
      <mfenced open="" close="">
        <mrow>
          <mi>exp</mi>
          <mrow>
            <mo stretchy="false">(</mo>
            <mtext>LT</mtext>
            <mo stretchy="false">)</mo>
          </mrow>
        </mrow>
      </mfenced>
    </mrow>
    <annotation encoding="StarMath 5.0">abs{`` u(T) - tilde u(T) ``} ~ &lt;= ~ k left ( exp("LT") right )</annotation>
  </semantics>
</math>
</file>

<file path=Object 34/content.xml><?xml version="1.0" encoding="utf-8"?>
<math xmlns="http://www.w3.org/1998/Math/MathML">
  <semantics>
    <mrow>
      <mi stretchy="true" mathvariant="normal">{</mi>
      <mtable>
        <mtr>
          <mtd>
            <mrow>
              <mover accent="true">
                <mi mathvariant="normal">u</mi>
                <mi mathvariant="normal">˙</mi>
              </mover>
              <mrow>
                <mrow>
                  <mo stretchy="false">(</mo>
                  <mi mathvariant="normal">t</mi>
                  <mo stretchy="false">)</mo>
                </mrow>
                <mo stretchy="false">+</mo>
                <mi>Au</mi>
              </mrow>
              <mrow>
                <mrow>
                  <mo stretchy="false">(</mo>
                  <mi mathvariant="normal">t</mi>
                  <mo stretchy="false">)</mo>
                </mrow>
                <mi mathvariant="normal">=</mi>
                <mi mathvariant="normal">F</mi>
              </mrow>
              <mrow>
                <mo stretchy="false">(</mo>
                <mi mathvariant="normal">t</mi>
                <mo stretchy="false">)</mo>
              </mrow>
              <mi mathvariant="normal">,</mi>
              <mi/>
              <mrow>
                <mi mathvariant="normal">t</mi>
                <mo stretchy="false">&gt;</mo>
                <mn>0</mn>
              </mrow>
            </mrow>
          </mtd>
        </mtr>
        <mtr>
          <mtd>
            <mrow>
              <mi mathvariant="normal">u</mi>
              <mrow>
                <mrow>
                  <mo stretchy="false">(</mo>
                  <mn>0</mn>
                  <mo stretchy="false">)</mo>
                </mrow>
                <mi mathvariant="normal">=</mi>
                <msup>
                  <mi mathvariant="normal">u</mi>
                  <mn>0</mn>
                </msup>
              </mrow>
            </mrow>
          </mtd>
        </mtr>
      </mtable>
    </mrow>
    <annotation encoding="StarMath 5.0">left lbrace stack{alignl{dot u(t) + Au(t) = F(t), ~~ t &gt; 0} # alignl{u(0) = u^0}} right none</annotation>
  </semantics>
</math>
</file>

<file path=Object 35/content.xml><?xml version="1.0" encoding="utf-8"?>
<math xmlns="http://www.w3.org/1998/Math/MathML">
  <semantics>
    <mfenced open="" close="">
      <mrow>
        <mtable>
          <mtr>
            <mtd>
              <mtext/>
            </mtd>
          </mtr>
          <mtr>
            <mtd>
              <mtext/>
            </mtd>
          </mtr>
        </mtable>
        <mover accent="true">
          <mi mathvariant="normal">u</mi>
          <mi mathvariant="normal">˙</mi>
        </mover>
        <mrow>
          <mrow>
            <mo stretchy="false">(</mo>
            <mi mathvariant="normal">t</mi>
            <mo stretchy="false">)</mo>
          </mrow>
          <mi mathvariant="normal">=</mi>
          <mi mathvariant="normal">ƒ</mi>
        </mrow>
        <mrow>
          <mfenced open="" close="">
            <mrow>
              <mi mathvariant="normal">t</mi>
              <mi mathvariant="normal">;</mi>
              <mi/>
              <mi mathvariant="normal">u</mi>
              <mrow>
                <mo stretchy="false">(</mo>
                <mi mathvariant="normal">t</mi>
                <mo stretchy="false">)</mo>
              </mrow>
            </mrow>
          </mfenced>
          <mi mathvariant="normal">=</mi>
          <mi mathvariant="normal">F</mi>
        </mrow>
        <mrow>
          <mrow>
            <mo stretchy="false">(</mo>
            <mi mathvariant="normal">t</mi>
            <mo stretchy="false">)</mo>
          </mrow>
          <mi mathvariant="normal">−</mi>
          <mi>Au</mi>
        </mrow>
        <mrow>
          <mo stretchy="false">(</mo>
          <mi mathvariant="normal">t</mi>
          <mo stretchy="false">)</mo>
        </mrow>
        <mtable>
          <mtr>
            <mtd>
              <mtext/>
            </mtd>
          </mtr>
          <mtr>
            <mtd>
              <mtext/>
            </mtd>
          </mtr>
        </mtable>
      </mrow>
    </mfenced>
    <annotation encoding="StarMath 5.0">left ( stack{"" # ""} dot u(t) = ƒ left ( t;`u(t) right ) = F(t) - Au(t) stack{"" # ""} right )</annotation>
  </semantics>
</math>
</file>

<file path=Object 36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o stretchy="false">+</mo>
        <mfrac>
          <mi mathvariant="normal">k</mi>
          <mn>2</mn>
        </mfrac>
      </mrow>
      <mrow>
        <mfenced open="" close="">
          <mrow>
            <msup>
              <mi>AU</mi>
              <mrow>
                <mi mathvariant="normal">n</mi>
                <mo stretchy="false">+</mo>
                <mn>1</mn>
              </mrow>
            </msup>
            <mo stretchy="false">+</mo>
            <msup>
              <mi>AU</mi>
              <mi mathvariant="normal">n</mi>
            </msup>
          </mrow>
        </mfenced>
        <mi mathvariant="normal">=</mi>
        <mrow>
          <msup>
            <mi mathvariant="normal">U</mi>
            <mi mathvariant="normal">n</mi>
          </msup>
          <mo stretchy="false">+</mo>
          <mstyle mathsize="125%">
            <mrow>
              <mrow>
                <munder>
                  <mi mathvariant="normal">∫</mi>
                  <msub>
                    <mi mathvariant="normal">I</mi>
                    <mstyle mathsize="125%">
                      <mrow>
                        <mi mathvariant="normal">n</mi>
                      </mrow>
                    </mstyle>
                  </msub>
                </munder>
                <mtext/>
              </mrow>
            </mrow>
          </mstyle>
        </mrow>
      </mrow>
      <mi mathvariant="normal">F</mi>
      <mrow>
        <mo stretchy="false">(</mo>
        <mi mathvariant="normal">t</mi>
        <mo stretchy="false">)</mo>
      </mrow>
      <mi/>
      <mi>dt</mi>
      <mi mathvariant="normal">,</mi>
      <mi/>
      <mrow>
        <mi mathvariant="normal">n</mi>
        <mi mathvariant="normal">=</mi>
        <mn>0,</mn>
      </mrow>
      <mi/>
      <mn>1,</mn>
      <mi/>
      <mn>2,</mn>
      <mi/>
      <mn>...</mn>
    </mrow>
    <annotation encoding="StarMath 5.0">U^{n+1} + k over 2 left ( AU^{n+1} + AU^n right ) = U^n + {size *1.25 int from I_{size *1.25 n} ""} F(t) `dt, ~ n = 0,`1,`2,`...</annotation>
  </semantics>
</math>
</file>

<file path=Object 37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i mathvariant="normal">F</mi>
      <mrow>
        <mo stretchy="false">(</mo>
        <mi mathvariant="normal">t</mi>
        <mo stretchy="false">)</mo>
      </mrow>
      <mi/>
      <mi>dt</mi>
    </mrow>
    <annotation encoding="StarMath 5.0">{size *1.25 int from I_{size *1.25 n} ""} F(t) `dt</annotation>
  </semantics>
</math>
</file>

<file path=Object 38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over accent="true">
        <mi mathvariant="normal">U</mi>
        <mi mathvariant="normal">˙</mi>
      </mover>
      <mrow>
        <mo stretchy="false">(</mo>
        <mi mathvariant="normal">t</mi>
        <mo stretchy="false">)</mo>
      </mrow>
      <mi/>
      <mrow>
        <mi>dt</mi>
        <mi mathvariant="normal">=</mi>
        <mrow>
          <msup>
            <mi mathvariant="normal">U</mi>
            <mrow>
              <mi mathvariant="normal">n</mi>
              <mo stretchy="false">+</mo>
              <mn>1</mn>
            </mrow>
          </msup>
          <mi mathvariant="normal">−</mi>
          <msup>
            <mi mathvariant="normal">U</mi>
            <mi mathvariant="normal">n</mi>
          </msup>
        </mrow>
      </mrow>
      <mi mathvariant="normal">,</mi>
      <mi/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i>AU</mi>
      <mrow>
        <mo stretchy="false">(</mo>
        <mi mathvariant="normal">t</mi>
        <mo stretchy="false">)</mo>
      </mrow>
      <mi/>
      <mrow>
        <mi>dt</mi>
        <mi mathvariant="normal">=</mi>
        <mfrac>
          <mi mathvariant="normal">k</mi>
          <mn>2</mn>
        </mfrac>
      </mrow>
      <mfenced open="" close="">
        <mrow>
          <msup>
            <mi>AU</mi>
            <mrow>
              <mi mathvariant="normal">n</mi>
              <mo stretchy="false">+</mo>
              <mn>1</mn>
            </mrow>
          </msup>
          <mo stretchy="false">+</mo>
          <msup>
            <mi>AU</mi>
            <mi mathvariant="normal">n</mi>
          </msup>
        </mrow>
      </mfenced>
    </mrow>
    <annotation encoding="StarMath 5.0">{size *1.25 int from I_{size *1.25 n} ""} dot U (t) `dt = U^{n + 1} - U^n, ~~ {size *1.25 int from I_{size *1.25 n} ""} AU(t) `dt = k over 2 left ( AU^{n + 1} + AU^n right )</annotation>
  </semantics>
</math>
</file>

<file path=Object 39/content.xml><?xml version="1.0" encoding="utf-8"?>
<math xmlns="http://www.w3.org/1998/Math/MathML">
  <semantics>
    <mrow>
      <mstyle mathsize="125%">
        <mrow>
          <mrow>
            <munder>
              <mi mathvariant="normal">∫</mi>
              <msub>
                <mi mathvariant="normal">I</mi>
                <mstyle mathsize="125%">
                  <mrow>
                    <mi mathvariant="normal">n</mi>
                  </mrow>
                </mstyle>
              </msub>
            </munder>
            <mtext/>
          </mrow>
        </mrow>
      </mstyle>
      <mfenced open="" close="">
        <mrow>
          <mrow>
            <mover accent="true">
              <mi mathvariant="normal">U</mi>
              <mi mathvariant="normal">˙</mi>
            </mover>
            <mo stretchy="false">+</mo>
            <mi>AU</mi>
          </mrow>
          <mi mathvariant="normal">−</mi>
          <mi mathvariant="normal">F</mi>
        </mrow>
      </mfenced>
      <mi/>
      <mrow>
        <mi>dt</mi>
        <mi mathvariant="normal">=</mi>
        <mn>0,</mn>
      </mrow>
      <mi/>
      <mrow>
        <mi mathvariant="normal">n</mi>
        <mi mathvariant="normal">=</mi>
        <mn>0,</mn>
      </mrow>
      <mi/>
      <mn>1,</mn>
      <mi/>
      <mn>2,</mn>
      <mi/>
      <mn>...</mn>
    </mrow>
    <annotation encoding="StarMath 5.0">{size *1.25 int from I_{size *1.25 n} ""} left ( dot U + AU - F right ) `dt = 0, ~~ n = 0,`1,`2,`...</annotation>
  </semantics>
</math>
</file>

<file path=Object 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sup>
                  <mi mathvariant="normal">x</mi>
                  <mrow>
                    <mi mathvariant="normal">n</mi>
                    <mo stretchy="false">+</mo>
                    <mn>1</mn>
                  </mrow>
                </msup>
                <mi mathvariant="normal">=</mi>
                <mrow>
                  <msup>
                    <mi mathvariant="normal">x</mi>
                    <mi mathvariant="normal">n</mi>
                  </msup>
                  <mo stretchy="false">+</mo>
                  <mfrac>
                    <mi mathvariant="normal">k</mi>
                    <mn>2</mn>
                  </mfrac>
                </mrow>
              </mrow>
              <mrow>
                <mo stretchy="false">(</mo>
                <mrow>
                  <msup>
                    <mi mathvariant="normal">v</mi>
                    <mi mathvariant="normal">n</mi>
                  </msup>
                  <mo stretchy="false">+</mo>
                  <msup>
                    <mi mathvariant="normal">v</mi>
                    <mrow>
                      <mi mathvariant="normal">n</mi>
                      <mo stretchy="false">+</mo>
                      <mn>1</mn>
                    </mrow>
                  </msup>
                </mrow>
                <mo stretchy="false">)</mo>
              </mrow>
            </mrow>
          </mtd>
        </mtr>
        <mtr>
          <mtd>
            <mrow>
              <mrow>
                <msup>
                  <mi mathvariant="normal">v</mi>
                  <mrow>
                    <mi mathvariant="normal">n</mi>
                    <mo stretchy="false">+</mo>
                    <mn>1</mn>
                  </mrow>
                </msup>
                <mi mathvariant="normal">=</mi>
                <mrow>
                  <msup>
                    <mi mathvariant="normal">v</mi>
                    <mi mathvariant="normal">n</mi>
                  </msup>
                  <mi mathvariant="normal">−</mi>
                  <mfrac>
                    <mi mathvariant="normal">k</mi>
                    <mn>2</mn>
                  </mfrac>
                </mrow>
              </mrow>
              <mrow>
                <mo stretchy="false">(</mo>
                <mrow>
                  <msup>
                    <mi mathvariant="normal">x</mi>
                    <mi mathvariant="normal">n</mi>
                  </msup>
                  <mo stretchy="false">+</mo>
                  <msup>
                    <mi mathvariant="normal">x</mi>
                    <mrow>
                      <mi mathvariant="normal">n</mi>
                      <mo stretchy="false">+</mo>
                      <mn>1</mn>
                    </mrow>
                  </msup>
                </mrow>
                <mo stretchy="false">)</mo>
              </mrow>
            </mrow>
          </mtd>
        </mtr>
      </mtable>
    </mrow>
    <annotation encoding="StarMath 5.0">left lbrace stack{alignl{x^{n+1} = x^n +  {{alignc k} over {alignc 2}}(v^n + v^{n+1})} # alignl{v^{n+1} = v^n - {{alignc k} over {alignc 2}}(x^n + x^{n+1})}} right none</annotation>
  </semantics>
</math>
</file>

<file path=Object 40/content.xml><?xml version="1.0" encoding="utf-8"?>
<math xmlns="http://www.w3.org/1998/Math/MathML">
  <semantics>
    <mrow>
      <mi mathvariant="normal">R</mi>
      <mrow>
        <mrow>
          <mo stretchy="false">(</mo>
          <mi mathvariant="normal">u</mi>
          <mo stretchy="false">)</mo>
        </mrow>
        <mi mathvariant="normal">≡</mi>
        <mrow>
          <mrow>
            <mover accent="true">
              <mi mathvariant="normal">U</mi>
              <mi mathvariant="normal">˙</mi>
            </mover>
            <mo stretchy="false">+</mo>
            <mi>AU</mi>
          </mrow>
          <mi mathvariant="normal">−</mi>
          <mi mathvariant="normal">F</mi>
        </mrow>
      </mrow>
    </mrow>
    <annotation encoding="StarMath 5.0">R(u) equiv  dot U + AU - F</annotation>
  </semantics>
</math>
</file>

<file path=Object 41/content.xml><?xml version="1.0" encoding="utf-8"?>
<math xmlns="http://www.w3.org/1998/Math/MathML">
  <semantics>
    <mrow>
      <mrow>
        <mover accent="true">
          <mi mathvariant="normal">u</mi>
          <mi mathvariant="normal">˙</mi>
        </mover>
        <mo stretchy="false">+</mo>
        <mi>Au</mi>
      </mrow>
      <mi mathvariant="normal">=</mi>
      <mi mathvariant="normal">F</mi>
    </mrow>
    <annotation encoding="StarMath 5.0">dot u + Au = F</annotation>
  </semantics>
</math>
</file>

<file path=Object 42/content.xml><?xml version="1.0" encoding="utf-8"?>
<math xmlns="http://www.w3.org/1998/Math/MathML">
  <semantics>
    <mrow>
      <mrow>
        <mi mathvariant="normal">−</mi>
        <mover accent="true">
          <mi mathvariant="normal">φ</mi>
          <mi mathvariant="normal">˙</mi>
        </mover>
      </mrow>
      <mrow>
        <mrow>
          <mo stretchy="false">(</mo>
          <mi mathvariant="normal">t</mi>
          <mo stretchy="false">)</mo>
        </mrow>
        <mo stretchy="false">+</mo>
        <mi>Aφ</mi>
      </mrow>
      <mrow>
        <mrow>
          <mo stretchy="false">(</mo>
          <mi mathvariant="normal">t</mi>
          <mo stretchy="false">)</mo>
        </mrow>
        <mi mathvariant="normal">=</mi>
        <mn>0,</mn>
      </mrow>
      <mi/>
      <mrow>
        <mrow>
          <mi mathvariant="normal">T</mi>
          <mo stretchy="false">&gt;</mo>
          <mi mathvariant="normal">t</mi>
        </mrow>
        <mi mathvariant="normal">≥</mi>
        <mn>0</mn>
      </mrow>
    </mrow>
    <annotation encoding="StarMath 5.0">- dot φ (t) + Aφ(t) = 0, ~~ T &gt; t &gt;= 0</annotation>
  </semantics>
</math>
</file>

<file path=Object 43/content.xml><?xml version="1.0" encoding="utf-8"?>
<math xmlns="http://www.w3.org/1998/Math/MathML">
  <semantics>
    <mrow>
      <mi mathvariant="normal">φ</mi>
      <mrow>
        <mrow>
          <mrow>
            <mo stretchy="false">(</mo>
            <mi mathvariant="normal">T</mi>
            <mo stretchy="false">)</mo>
          </mrow>
          <mi mathvariant="normal">=</mi>
          <mrow>
            <mi mathvariant="normal">±</mi>
            <mn>1</mn>
          </mrow>
        </mrow>
        <mi mathvariant="normal">=</mi>
        <mi>sgn</mi>
      </mrow>
      <mfenced open="" close="">
        <mrow>
          <mi mathvariant="normal">e</mi>
          <mrow>
            <mo stretchy="false">(</mo>
            <mi mathvariant="normal">t</mi>
            <mo stretchy="false">)</mo>
          </mrow>
        </mrow>
      </mfenced>
    </mrow>
    <annotation encoding="StarMath 5.0">φ(T) = +- 1 = sgn left ( e(t) right )</annotation>
  </semantics>
</math>
</file>

<file path=Object 44/content.xml><?xml version="1.0" encoding="utf-8"?>
<math xmlns="http://www.w3.org/1998/Math/MathML">
  <semantics>
    <mrow>
      <mrow>
        <mn>0</mn>
        <mi mathvariant="normal">=</mi>
        <mstyle mathsize="125%">
          <mrow>
            <mrow>
              <munderover>
                <mi mathvariant="normal">∫</mi>
                <mn>0</mn>
                <mi mathvariant="normal">T</mi>
              </munderover>
              <mtext/>
            </mrow>
          </mrow>
        </mstyle>
      </mrow>
      <mi mathvariant="normal">e</mi>
      <mrow>
        <mo stretchy="false">(</mo>
        <mi mathvariant="normal">t</mi>
        <mo stretchy="false">)</mo>
      </mrow>
      <munder>
        <munder>
          <mfenced open="" close="">
            <mrow>
              <mrow>
                <mi mathvariant="normal">−</mi>
                <mover accent="true">
                  <mi mathvariant="normal">φ</mi>
                  <mi mathvariant="normal">˙</mi>
                </mover>
              </mrow>
              <mrow>
                <mrow>
                  <mo stretchy="false">(</mo>
                  <mi mathvariant="normal">t</mi>
                  <mo stretchy="false">)</mo>
                </mrow>
                <mo stretchy="false">+</mo>
                <mi>Aφ</mi>
              </mrow>
              <mrow>
                <mo stretchy="false">(</mo>
                <mi mathvariant="normal">t</mi>
                <mo stretchy="false">)</mo>
              </mrow>
            </mrow>
          </mfenced>
          <mo stretchy="false"></mo>
        </munder>
        <mn>0</mn>
      </munder>
      <mi/>
      <mrow>
        <mrow>
          <mi>dt</mi>
          <mi mathvariant="normal">=</mi>
          <mtext>{Partialintegration}</mtext>
        </mrow>
        <mi mathvariant="normal">=</mi>
        <mtext/>
      </mrow>
    </mrow>
    <annotation encoding="StarMath 5.0">0 = {size *1.25 int from 0 to T ""} e(t) {left ( - dot φ (t) + Aφ(t) right )} underbrace 0 `dt = "{Partialintegration}" = ""</annotation>
  </semantics>
</math>
</file>

<file path=Object 45/content.xml><?xml version="1.0" encoding="utf-8"?>
<math xmlns="http://www.w3.org/1998/Math/MathML">
  <semantics>
    <mrow>
      <mrow>
        <mtext/>
        <mi mathvariant="normal">=</mi>
        <mstyle mathsize="125%">
          <mrow>
            <mrow>
              <munderover>
                <mi mathvariant="normal">∫</mi>
                <mn>0</mn>
                <mi mathvariant="normal">T</mi>
              </munderover>
              <mtext/>
            </mrow>
          </mrow>
        </mstyle>
      </mrow>
      <mrow>
        <mo stretchy="false">(</mo>
        <mrow>
          <mover accent="true">
            <mi mathvariant="normal">e</mi>
            <mi mathvariant="normal">˙</mi>
          </mover>
          <mo stretchy="false">+</mo>
          <mi>Ae</mi>
        </mrow>
        <mo stretchy="false">)</mo>
      </mrow>
      <mi mathvariant="normal">φ</mi>
      <mrow>
        <mo stretchy="false">(</mo>
        <mi mathvariant="normal">t</mi>
        <mo stretchy="false">)</mo>
      </mrow>
      <mi/>
      <mrow>
        <mi>dt</mi>
        <mi mathvariant="normal">−</mi>
        <mi mathvariant="normal">e</mi>
      </mrow>
      <mrow>
        <mo stretchy="false">(</mo>
        <mi mathvariant="normal">T</mi>
        <mo stretchy="false">)</mo>
      </mrow>
      <mi mathvariant="normal">φ</mi>
      <mrow>
        <mrow>
          <mo stretchy="false">(</mo>
          <mi mathvariant="normal">T</mi>
          <mo stretchy="false">)</mo>
        </mrow>
        <mo stretchy="false">+</mo>
        <mi mathvariant="normal">e</mi>
      </mrow>
      <mrow>
        <mo stretchy="false">(</mo>
        <mn>0</mn>
        <mo stretchy="false">)</mo>
      </mrow>
      <mi mathvariant="normal">φ</mi>
      <mrow>
        <mo stretchy="false">(</mo>
        <mn>0</mn>
        <mo stretchy="false">)</mo>
      </mrow>
    </mrow>
    <annotation encoding="StarMath 5.0">"" = {size *1.25 int from 0 to T ""} (dot e + Ae)φ(t) `dt - e(T)φ(T) + e(0)φ(0)</annotation>
  </semantics>
</math>
</file>

<file path=Object 46/content.xml><?xml version="1.0" encoding="utf-8"?>
<math xmlns="http://www.w3.org/1998/Math/MathML">
  <semantics>
    <mrow>
      <mrow>
        <mfenced open="∣" close="∣">
          <mrow>
            <mi/>
            <mi mathvariant="normal">e</mi>
            <mrow>
              <mo stretchy="false">(</mo>
              <mi mathvariant="normal">T</mi>
              <mo stretchy="false">)</mo>
            </mrow>
            <mi/>
          </mrow>
        </mfenced>
        <mi mathvariant="normal">=</mi>
        <mrow>
          <mi mathvariant="normal">−</mi>
          <mstyle mathsize="125%">
            <mrow>
              <mrow>
                <munderover>
                  <mi mathvariant="normal">∫</mi>
                  <mn>0</mn>
                  <mi mathvariant="normal">T</mi>
                </munderover>
                <mtext/>
              </mrow>
            </mrow>
          </mstyle>
        </mrow>
      </mrow>
      <mi mathvariant="normal">R</mi>
      <mrow>
        <mo stretchy="false">(</mo>
        <mi mathvariant="normal">U</mi>
        <mo stretchy="false">)</mo>
      </mrow>
      <mi mathvariant="normal">φ</mi>
      <mrow>
        <mo stretchy="false">(</mo>
        <mi mathvariant="normal">t</mi>
        <mo stretchy="false">)</mo>
      </mrow>
      <mi/>
      <mrow>
        <mi>dt</mi>
        <mo stretchy="false">+</mo>
        <mrow>
          <mo stretchy="false">(</mo>
          <mrow>
            <msup>
              <mi mathvariant="normal">u</mi>
              <mn>0</mn>
            </msup>
            <mi mathvariant="normal">−</mi>
            <msup>
              <mi mathvariant="normal">U</mi>
              <mn>0</mn>
            </msup>
          </mrow>
          <mo stretchy="false">)</mo>
        </mrow>
      </mrow>
      <mi mathvariant="normal">φ</mi>
      <mrow>
        <mo stretchy="false">(</mo>
        <mn>0</mn>
        <mo stretchy="false">)</mo>
      </mrow>
    </mrow>
    <annotation encoding="StarMath 5.0">abs{`e(T)`} = -{size *1.25 int from 0 to T ""} R(U)φ(t)`dt + (u^0 - U^0)φ(0)</annotation>
  </semantics>
</math>
</file>

<file path=Object 47/content.xml><?xml version="1.0" encoding="utf-8"?>
<math xmlns="http://www.w3.org/1998/Math/MathML">
  <semantics>
    <mrow>
      <mfenced open="∣" close="∣">
        <mrow>
          <mi/>
          <mi mathvariant="normal">u</mi>
          <mrow>
            <mrow>
              <mo stretchy="false">(</mo>
              <mi mathvariant="normal">T</mi>
              <mo stretchy="false">)</mo>
            </mrow>
            <mi mathvariant="normal">−</mi>
            <mi mathvariant="normal">U</mi>
          </mrow>
          <mrow>
            <mo stretchy="false">(</mo>
            <mi mathvariant="normal">T</mi>
            <mo stretchy="false">)</mo>
          </mrow>
          <mi/>
        </mrow>
      </mfenced>
      <mrow>
        <mi/>
        <mi mathvariant="normal">≤</mi>
        <mi/>
      </mrow>
      <msub>
        <mi mathvariant="normal">S</mi>
        <mi mathvariant="normal">c</mi>
      </msub>
      <mrow>
        <mo stretchy="false">(</mo>
        <mi mathvariant="normal">T</mi>
        <mo stretchy="false">)</mo>
      </mrow>
      <mi/>
      <munder>
        <mi>max</mi>
        <mi mathvariant="normal">n</mi>
      </munder>
      <mi/>
      <msub>
        <mi>kR</mi>
        <mi mathvariant="normal">n</mi>
      </msub>
      <mrow>
        <mo stretchy="false">(</mo>
        <mi mathvariant="normal">U</mi>
        <mo stretchy="false">)</mo>
      </mrow>
      <mrow>
        <mi/>
        <mo stretchy="false">+</mo>
        <mi/>
      </mrow>
      <msub>
        <mi mathvariant="normal">S</mi>
        <mi mathvariant="normal">d</mi>
      </msub>
      <mi/>
      <mfenced open="∣" close="∣">
        <mrow>
          <mi/>
          <mi mathvariant="normal">u</mi>
          <mrow>
            <mrow>
              <mo stretchy="false">(</mo>
              <mn>0</mn>
              <mo stretchy="false">)</mo>
            </mrow>
            <mi mathvariant="normal">−</mi>
            <mi mathvariant="normal">U</mi>
          </mrow>
          <mrow>
            <mo stretchy="false">(</mo>
            <mn>0</mn>
            <mo stretchy="false">)</mo>
          </mrow>
          <mi/>
        </mrow>
      </mfenced>
    </mrow>
    <annotation encoding="StarMath 5.0">abs{``u(T) - U(T)``} ~&lt;=~ S_c(T) ``max csub n `` kR_n(U) ~+~ S_d `` abs{``u(0) - U(0)``}</annotation>
  </semantics>
</math>
</file>

<file path=Object 48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 mathvariant="normal">S</mi>
                <mi mathvariant="normal">c</mi>
              </msub>
              <mrow>
                <mrow>
                  <mo stretchy="false">(</mo>
                  <mi mathvariant="normal">T</mi>
                  <mo stretchy="false">)</mo>
                </mrow>
                <mi mathvariant="normal">=</mi>
                <mstyle mathsize="125%">
                  <mrow>
                    <mrow>
                      <munderover>
                        <mi mathvariant="normal">∫</mi>
                        <mn>0</mn>
                        <mi mathvariant="normal">T</mi>
                      </munderover>
                      <mtext/>
                    </mrow>
                  </mrow>
                </mstyle>
              </mrow>
              <mfenced open="∣" close="∣">
                <mrow>
                  <mover accent="true">
                    <mi mathvariant="normal">φ</mi>
                    <mi mathvariant="normal">˙</mi>
                  </mover>
                  <mrow>
                    <mo stretchy="false">(</mo>
                    <mi mathvariant="normal">s</mi>
                    <mo stretchy="false">)</mo>
                  </mrow>
                </mrow>
              </mfenced>
              <mi/>
              <mi>ds</mi>
            </mrow>
          </mtd>
        </mtr>
        <mtr>
          <mtd>
            <mrow>
              <msub>
                <mi mathvariant="normal">S</mi>
                <mi mathvariant="normal">d</mi>
              </msub>
              <mrow>
                <mrow>
                  <mo stretchy="false">(</mo>
                  <mi mathvariant="normal">T</mi>
                  <mo stretchy="false">)</mo>
                </mrow>
                <mi mathvariant="normal">=</mi>
                <mfenced open="∣" close="∣">
                  <mrow>
                    <mi mathvariant="normal">φ</mi>
                    <mrow>
                      <mo stretchy="false">(</mo>
                      <mn>0</mn>
                      <mo stretchy="false">)</mo>
                    </mrow>
                  </mrow>
                </mfenced>
              </mrow>
            </mrow>
          </mtd>
        </mtr>
      </mtable>
    </mrow>
    <annotation encoding="StarMath 5.0">left lbrace alignl{stack{S_c(T) = {alignc size *1.25 int from 0 to T ""} abs{dot φ (s)} `ds # S_d(T) = abs{φ(0)}}} right none</annotation>
  </semantics>
</math>
</file>

<file path=Object 49/content.xml><?xml version="1.0" encoding="utf-8"?>
<math xmlns="http://www.w3.org/1998/Math/MathML">
  <semantics>
    <mrow>
      <msup>
        <mrow>
          <mo stretchy="false">(</mo>
          <msup>
            <mi mathvariant="normal">x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o stretchy="false">+</mo>
        <mi/>
      </mrow>
      <msup>
        <mrow>
          <mo stretchy="false">(</mo>
          <msup>
            <mi mathvariant="normal">v</mi>
            <mrow>
              <mi mathvariant="normal">n</mi>
              <mo stretchy="false">+</mo>
              <mn>1</mn>
            </mrow>
          </msup>
          <mo stretchy="false">)</mo>
        </mrow>
        <mn>2</mn>
      </msup>
      <mrow>
        <mi/>
        <mi mathvariant="normal">=</mi>
        <mi/>
      </mrow>
      <msup>
        <mrow>
          <mo stretchy="false">(</mo>
          <msup>
            <mi mathvariant="normal">x</mi>
            <mi mathvariant="normal">n</mi>
          </msup>
          <mo stretchy="false">)</mo>
        </mrow>
        <mn>2</mn>
      </msup>
      <mrow>
        <mi/>
        <mo stretchy="false">+</mo>
        <mi/>
      </mrow>
      <msup>
        <mrow>
          <mo stretchy="false">(</mo>
          <msup>
            <mi mathvariant="normal">v</mi>
            <mi mathvariant="normal">n</mi>
          </msup>
          <mo stretchy="false">)</mo>
        </mrow>
        <mn>2</mn>
      </msup>
    </mrow>
    <annotation encoding="StarMath 5.0">(x^{n+1})^2 ``+`` (v^{n+1})^2 ~=~ (x^n)^2 ``+`` (v^n)^2</annotation>
  </semantics>
</math>
</file>

<file path=Object 5/content.xml><?xml version="1.0" encoding="utf-8"?>
<math xmlns="http://www.w3.org/1998/Math/MathML">
  <semantics>
    <mrow>
      <mi mathvariant="normal">E</mi>
      <mrow>
        <mo stretchy="false">(</mo>
        <mi mathvariant="normal">t</mi>
        <mo stretchy="false">)</mo>
      </mrow>
      <mrow>
        <mi/>
        <mi mathvariant="normal">=</mi>
        <mi/>
      </mrow>
      <mfrac>
        <mn>1</mn>
        <mn>2</mn>
      </mfrac>
      <msup>
        <mi mathvariant="normal">x</mi>
        <mn>2</mn>
      </msup>
      <mrow>
        <mo stretchy="false">(</mo>
        <mi mathvariant="normal">t</mi>
        <mo stretchy="false">)</mo>
      </mrow>
      <mrow>
        <mi/>
        <mo stretchy="false">+</mo>
        <mi/>
      </mrow>
      <mfrac>
        <mn>1</mn>
        <mn>2</mn>
      </mfrac>
      <msup>
        <mi mathvariant="normal">v</mi>
        <mn>2</mn>
      </msup>
      <mrow>
        <mo stretchy="false">(</mo>
        <mi mathvariant="normal">t</mi>
        <mo stretchy="false">)</mo>
      </mrow>
    </mrow>
    <annotation encoding="StarMath 5.0">E(t) ~=~ {1 over 2}x^2 (t) ~+~ {1 over 2}v^2 (t)</annotation>
  </semantics>
</math>
</file>

<file path=Object 6/content.xml><?xml version="1.0" encoding="utf-8"?>
<math xmlns="http://www.w3.org/1998/Math/MathML">
  <semantics>
    <mrow>
      <mrow>
        <mfrac>
          <mi>dE</mi>
          <mi>dt</mi>
        </mfrac>
        <mi mathvariant="normal">=</mi>
        <mover accent="true">
          <mi mathvariant="normal">x</mi>
          <mi mathvariant="normal">˙</mi>
        </mover>
      </mrow>
      <mrow>
        <mi mathvariant="normal">x</mi>
        <mo stretchy="false">+</mo>
        <mover accent="true">
          <mi mathvariant="normal">v</mi>
          <mi mathvariant="normal">˙</mi>
        </mover>
      </mrow>
      <mrow>
        <mrow>
          <mi mathvariant="normal">v</mi>
          <mi mathvariant="normal">=</mi>
          <mrow>
            <munder>
              <mi>vx</mi>
              <mrow>
                <mo stretchy="false">(</mo>
                <mn>1</mn>
                <mo stretchy="false">)</mo>
              </mrow>
            </munder>
            <mi mathvariant="normal">−</mi>
            <munder>
              <mi>xv</mi>
              <mrow>
                <mo stretchy="false">(</mo>
                <mn>2</mn>
                <mo stretchy="false">)</mo>
              </mrow>
            </munder>
          </mrow>
        </mrow>
        <mi mathvariant="normal">=</mi>
        <mn>0</mn>
      </mrow>
    </mrow>
    <annotation encoding="StarMath 5.0">{dE over dt} = dot x x + dot v v = vx csub (1) - xv csub (2) = 0</annotation>
  </semantics>
</math>
</file>

<file path=Object 7/content.xml><?xml version="1.0" encoding="utf-8"?>
<math xmlns="http://www.w3.org/1998/Math/MathML">
  <semantics>
    <mrow>
      <mrow>
        <mi stretchy="true" mathvariant="normal">{</mi>
        <mtable>
          <mtr>
            <mtd>
              <mrow>
                <mover accent="true">
                  <mi mathvariant="normal">x</mi>
                  <mi mathvariant="normal">˙</mi>
                </mover>
                <mrow>
                  <mi mathvariant="normal">x</mi>
                  <mi mathvariant="normal">=</mi>
                  <mi>vx</mi>
                </mrow>
              </mrow>
            </mtd>
          </mtr>
          <mtr>
            <mtd>
              <mrow>
                <mover accent="true">
                  <mi mathvariant="normal">v</mi>
                  <mi mathvariant="normal">˙</mi>
                </mover>
                <mrow>
                  <mi mathvariant="normal">v</mi>
                  <mi mathvariant="normal">=</mi>
                  <mrow>
                    <mi mathvariant="normal">−</mi>
                    <mi>xv</mi>
                  </mrow>
                </mrow>
              </mrow>
            </mtd>
          </mtr>
        </mtable>
      </mrow>
      <mi/>
      <mi mathvariant="normal">⇒</mi>
      <mi/>
      <mover accent="true">
        <mi mathvariant="normal">x</mi>
        <mi mathvariant="normal">˙</mi>
      </mover>
      <mrow>
        <mi mathvariant="normal">x</mi>
        <mo stretchy="false">+</mo>
        <mover accent="true">
          <mi mathvariant="normal">v</mi>
          <mi mathvariant="normal">˙</mi>
        </mover>
      </mrow>
      <mrow>
        <mrow>
          <mi mathvariant="normal">v</mi>
          <mi mathvariant="normal">=</mi>
          <mrow>
            <mi>vx</mi>
            <mi mathvariant="normal">−</mi>
            <mi>xv</mi>
          </mrow>
        </mrow>
        <mi mathvariant="normal">=</mi>
        <mn>0</mn>
      </mrow>
    </mrow>
    <annotation encoding="StarMath 5.0">left lbrace stack{alignl{dot x x = vx} # alignl{dot v v = -xv}} right none ~ drarrow ~ dot x x + dot v v = vx - xv = 0</annotation>
  </semantics>
</math>
</file>

<file path=Object 8/content.xml><?xml version="1.0" encoding="utf-8"?>
<math xmlns="http://www.w3.org/1998/Math/MathML">
  <semantics>
    <mrow>
      <mfrac>
        <mi mathvariant="normal">d</mi>
        <mi>dt</mi>
      </mfrac>
      <mrow>
        <mfenced open="" close="">
          <mrow>
            <mfrac>
              <mn>1</mn>
              <mn>2</mn>
            </mfrac>
            <msup>
              <mi mathvariant="normal">x</mi>
              <mn>2</mn>
            </msup>
          </mrow>
        </mfenced>
        <mo stretchy="false">+</mo>
        <mfrac>
          <mi mathvariant="normal">d</mi>
          <mi>dt</mi>
        </mfrac>
      </mrow>
      <mrow>
        <mfenced open="" close="">
          <mrow>
            <mfrac>
              <mn>1</mn>
              <mn>2</mn>
            </mfrac>
            <msup>
              <mi mathvariant="normal">v</mi>
              <mn>2</mn>
            </msup>
          </mrow>
        </mfenced>
        <mi mathvariant="normal">=</mi>
        <mn>0</mn>
      </mrow>
      <mi/>
      <mi mathvariant="normal">⇒</mi>
      <mi/>
      <mfrac>
        <mi mathvariant="normal">d</mi>
        <mi>dt</mi>
      </mfrac>
      <mrow>
        <mi mathvariant="normal">E</mi>
        <mi mathvariant="normal">=</mi>
        <mn>0</mn>
      </mrow>
    </mrow>
    <annotation encoding="StarMath 5.0">d over dt left (1 over 2 x^2 right ) + d over dt left ( 1 over 2 v^2 right ) = 0 ~drarrow~ d over dt E = 0</annotation>
  </semantics>
</math>
</file>

<file path=Object 9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sup>
                  <mi mathvariant="normal">x</mi>
                  <mrow>
                    <mi mathvariant="normal">n</mi>
                    <mo stretchy="false">+</mo>
                    <mn>1</mn>
                  </mrow>
                </msup>
                <mi mathvariant="normal">−</mi>
                <msup>
                  <mi mathvariant="normal">x</mi>
                  <mi mathvariant="normal">n</mi>
                </msup>
              </mrow>
              <mrow>
                <mi/>
                <mi mathvariant="normal">=</mi>
                <mi/>
              </mrow>
              <mfrac>
                <mi mathvariant="normal">k</mi>
                <mn>2</mn>
              </mfrac>
              <mrow>
                <mo stretchy="false">(</mo>
                <mrow>
                  <msup>
                    <mi mathvariant="normal">v</mi>
                    <mi mathvariant="normal">n</mi>
                  </msup>
                  <mo stretchy="false">+</mo>
                  <msup>
                    <mi mathvariant="normal">v</mi>
                    <mrow>
                      <mi mathvariant="normal">n</mi>
                      <mo stretchy="false">+</mo>
                      <mn>1</mn>
                    </mrow>
                  </msup>
                </mrow>
                <mo stretchy="false">)</mo>
              </mrow>
            </mrow>
          </mtd>
        </mtr>
        <mtr>
          <mtd>
            <mrow>
              <mrow>
                <msup>
                  <mi mathvariant="normal">v</mi>
                  <mrow>
                    <mi mathvariant="normal">n</mi>
                    <mo stretchy="false">+</mo>
                    <mn>1</mn>
                  </mrow>
                </msup>
                <mi mathvariant="normal">−</mi>
                <msup>
                  <mi mathvariant="normal">v</mi>
                  <mi mathvariant="normal">n</mi>
                </msup>
              </mrow>
              <mrow>
                <mi/>
                <mi mathvariant="normal">=</mi>
                <mrow>
                  <mi/>
                  <mi mathvariant="normal">−</mi>
                  <mfrac>
                    <mi mathvariant="normal">k</mi>
                    <mn>2</mn>
                  </mfrac>
                </mrow>
              </mrow>
              <mrow>
                <mo stretchy="false">(</mo>
                <mrow>
                  <msup>
                    <mi mathvariant="normal">x</mi>
                    <mi mathvariant="normal">n</mi>
                  </msup>
                  <mo stretchy="false">+</mo>
                  <msup>
                    <mi mathvariant="normal">x</mi>
                    <mrow>
                      <mi mathvariant="normal">n</mi>
                      <mo stretchy="false">+</mo>
                      <mn>1</mn>
                    </mrow>
                  </msup>
                </mrow>
                <mo stretchy="false">)</mo>
              </mrow>
            </mrow>
          </mtd>
        </mtr>
      </mtable>
    </mrow>
    <annotation encoding="StarMath 5.0">left lbrace stack{alignl{x^{n+1} - x^n ~=~ ~``` {{alignc k} over {alignc 2}}(v^n + v^{n+1})} # alignl{v^{n+1} - v^n ~=~ -{{alignc k} over {alignc 2}}(x^n + x^{n+1})}} right none</annotation>
  </semantics>
</math>
</file>